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58cm"/>
    </style:style>
    <style:style style:name="co2" style:family="table-column">
      <style:table-column-properties fo:break-before="auto" style:column-width="1.697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1.725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akštas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Laikotarpis</text:p>
          </table:table-cell>
          <table:table-cell office:value-type="string">
            <text:p>Miestas</text:p>
          </table:table-cell>
          <table:table-cell office:value-type="string">
            <text:p>Periodiškumas</text:p>
          </table:table-cell>
          <table:table-cell office:value-type="string">
            <text:p>Reikšmė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office:value-type="string">
            <text:p>Biržai</text:p>
          </table:table-cell>
          <table:table-cell office:value-type="string">
            <text:p>metinė</text:p>
          </table:table-cell>
          <table:table-cell office:value-type="string">
            <text:p>9.2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office:value-type="string">
            <text:p>Laukuva</text:p>
          </table:table-cell>
          <table:table-cell office:value-type="string">
            <text:p>metinė</text:p>
          </table:table-cell>
          <table:table-cell office:value-type="string">
            <text:p>8.6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office:value-type="string">
            <text:p>Kaunas</text:p>
          </table:table-cell>
          <table:table-cell office:value-type="string">
            <text:p>metinė</text:p>
          </table:table-cell>
          <table:table-cell office:value-type="string">
            <text:p>9.3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office:value-type="string">
            <text:p>Klaipėda</text:p>
          </table:table-cell>
          <table:table-cell office:value-type="string">
            <text:p>metinė</text:p>
          </table:table-cell>
          <table:table-cell office:value-type="string">
            <text:p>10.0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office:value-type="string">
            <text:p>Šiauliai</text:p>
          </table:table-cell>
          <table:table-cell office:value-type="string">
            <text:p>metinė</text:p>
          </table:table-cell>
          <table:table-cell office:value-type="string">
            <text:p>9.2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office:value-type="string">
            <text:p>Utena</text:p>
          </table:table-cell>
          <table:table-cell office:value-type="string">
            <text:p>metinė</text:p>
          </table:table-cell>
          <table:table-cell office:value-type="string">
            <text:p>8.8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office:value-type="string">
            <text:p>Varėna</text:p>
          </table:table-cell>
          <table:table-cell office:value-type="string">
            <text:p>metinė</text:p>
          </table:table-cell>
          <table:table-cell office:value-type="string">
            <text:p>9.0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office:value-type="string">
            <text:p>Vilnius</text:p>
          </table:table-cell>
          <table:table-cell office:value-type="string">
            <text:p>metinė</text:p>
          </table:table-cell>
          <table:table-cell office:value-type="string">
            <text:p>9.0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office:value-type="string">
            <text:p>Biržai</text:p>
          </table:table-cell>
          <table:table-cell office:value-type="string">
            <text:p>sausio mėn.</text:p>
          </table:table-cell>
          <table:table-cell office:value-type="string">
            <text:p>2.4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office:value-type="string">
            <text:p>Laukuva</text:p>
          </table:table-cell>
          <table:table-cell office:value-type="string">
            <text:p>sausio mėn.</text:p>
          </table:table-cell>
          <table:table-cell office:value-type="string">
            <text:p>1.9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office:value-type="string">
            <text:p>Kaunas</text:p>
          </table:table-cell>
          <table:table-cell office:value-type="string">
            <text:p>sausio mėn.</text:p>
          </table:table-cell>
          <table:table-cell office:value-type="string">
            <text:p>2.4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office:value-type="string">
            <text:p>Klaipėda</text:p>
          </table:table-cell>
          <table:table-cell office:value-type="string">
            <text:p>sausio mėn.</text:p>
          </table:table-cell>
          <table:table-cell office:value-type="string">
            <text:p>4.4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office:value-type="string">
            <text:p>Šiauliai</text:p>
          </table:table-cell>
          <table:table-cell office:value-type="string">
            <text:p>sausio mėn.</text:p>
          </table:table-cell>
          <table:table-cell office:value-type="string">
            <text:p>2.5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office:value-type="string">
            <text:p>Utena</text:p>
          </table:table-cell>
          <table:table-cell office:value-type="string">
            <text:p>sausio mėn.</text:p>
          </table:table-cell>
          <table:table-cell office:value-type="string">
            <text:p>2.5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office:value-type="string">
            <text:p>Varėna</text:p>
          </table:table-cell>
          <table:table-cell office:value-type="string">
            <text:p>sausio mėn.</text:p>
          </table:table-cell>
          <table:table-cell office:value-type="string">
            <text:p>2.3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office:value-type="string">
            <text:p>Vilnius</text:p>
          </table:table-cell>
          <table:table-cell office:value-type="string">
            <text:p>sausio mėn.</text:p>
          </table:table-cell>
          <table:table-cell office:value-type="string">
            <text:p>2.0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office:value-type="string">
            <text:p>Biržai</text:p>
          </table:table-cell>
          <table:table-cell office:value-type="string">
            <text:p>liepos mėn.</text:p>
          </table:table-cell>
          <table:table-cell office:value-type="string">
            <text:p>17.0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office:value-type="string">
            <text:p>Laukuva</text:p>
          </table:table-cell>
          <table:table-cell office:value-type="string">
            <text:p>liepos mėn.</text:p>
          </table:table-cell>
          <table:table-cell office:value-type="string">
            <text:p>16.1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office:value-type="string">
            <text:p>Kaunas</text:p>
          </table:table-cell>
          <table:table-cell office:value-type="string">
            <text:p>liepos mėn.</text:p>
          </table:table-cell>
          <table:table-cell office:value-type="string">
            <text:p>17.3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office:value-type="string">
            <text:p>Klaipėda</text:p>
          </table:table-cell>
          <table:table-cell office:value-type="string">
            <text:p>liepos mėn.</text:p>
          </table:table-cell>
          <table:table-cell office:value-type="string">
            <text:p>17.5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office:value-type="string">
            <text:p>Šiauliai</text:p>
          </table:table-cell>
          <table:table-cell office:value-type="string">
            <text:p>liepos mėn.</text:p>
          </table:table-cell>
          <table:table-cell office:value-type="string">
            <text:p>17.0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office:value-type="string">
            <text:p>Utena</text:p>
          </table:table-cell>
          <table:table-cell office:value-type="string">
            <text:p>liepos mėn.</text:p>
          </table:table-cell>
          <table:table-cell office:value-type="string">
            <text:p>16.9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office:value-type="string">
            <text:p>Varėna</text:p>
          </table:table-cell>
          <table:table-cell office:value-type="string">
            <text:p>liepos mėn.</text:p>
          </table:table-cell>
          <table:table-cell office:value-type="string">
            <text:p>17.8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office:value-type="string">
            <text:p>Vilnius</text:p>
          </table:table-cell>
          <table:table-cell office:value-type="string">
            <text:p>liepos mėn.</text:p>
          </table:table-cell>
          <table:table-cell office:value-type="string">
            <text:p>17.6</text:p>
          </table:table-cell>
        </table:table-row>
        <table:table-row table:style-name="ro1">
          <table:table-cell office:value-type="float" office:value="2019">
            <text:p>2019</text:p>
          </table:table-cell>
          <table:table-cell office:value-type="string">
            <text:p>Biržai</text:p>
          </table:table-cell>
          <table:table-cell office:value-type="string">
            <text:p>metinė</text:p>
          </table:table-cell>
          <table:table-cell office:value-type="string">
            <text:p>8.5</text:p>
          </table:table-cell>
        </table:table-row>
        <table:table-row table:style-name="ro1">
          <table:table-cell office:value-type="float" office:value="2019">
            <text:p>2019</text:p>
          </table:table-cell>
          <table:table-cell office:value-type="string">
            <text:p>Laukuva</text:p>
          </table:table-cell>
          <table:table-cell office:value-type="string">
            <text:p>metinė</text:p>
          </table:table-cell>
          <table:table-cell office:value-type="string">
            <text:p>8.1</text:p>
          </table:table-cell>
        </table:table-row>
        <table:table-row table:style-name="ro1">
          <table:table-cell office:value-type="float" office:value="2019">
            <text:p>2019</text:p>
          </table:table-cell>
          <table:table-cell office:value-type="string">
            <text:p>Kaunas</text:p>
          </table:table-cell>
          <table:table-cell office:value-type="string">
            <text:p>metinė</text:p>
          </table:table-cell>
          <table:table-cell office:value-type="string">
            <text:p>9.0</text:p>
          </table:table-cell>
        </table:table-row>
        <table:table-row table:style-name="ro1">
          <table:table-cell office:value-type="float" office:value="2019">
            <text:p>2019</text:p>
          </table:table-cell>
          <table:table-cell office:value-type="string">
            <text:p>Klaipėda</text:p>
          </table:table-cell>
          <table:table-cell office:value-type="string">
            <text:p>metinė</text:p>
          </table:table-cell>
          <table:table-cell office:value-type="string">
            <text:p>9.7</text:p>
          </table:table-cell>
        </table:table-row>
        <table:table-row table:style-name="ro1">
          <table:table-cell office:value-type="float" office:value="2019">
            <text:p>2019</text:p>
          </table:table-cell>
          <table:table-cell office:value-type="string">
            <text:p>Šiauliai</text:p>
          </table:table-cell>
          <table:table-cell office:value-type="string">
            <text:p>metinė</text:p>
          </table:table-cell>
          <table:table-cell office:value-type="string">
            <text:p>8.8</text:p>
          </table:table-cell>
        </table:table-row>
        <table:table-row table:style-name="ro1">
          <table:table-cell office:value-type="float" office:value="2019">
            <text:p>2019</text:p>
          </table:table-cell>
          <table:table-cell office:value-type="string">
            <text:p>Utena</text:p>
          </table:table-cell>
          <table:table-cell office:value-type="string">
            <text:p>metinė</text:p>
          </table:table-cell>
          <table:table-cell office:value-type="string">
            <text:p>8.5</text:p>
          </table:table-cell>
        </table:table-row>
        <table:table-row table:style-name="ro1">
          <table:table-cell office:value-type="float" office:value="2019">
            <text:p>2019</text:p>
          </table:table-cell>
          <table:table-cell office:value-type="string">
            <text:p>Varėna</text:p>
          </table:table-cell>
          <table:table-cell office:value-type="string">
            <text:p>metinė</text:p>
          </table:table-cell>
          <table:table-cell office:value-type="string">
            <text:p>8.8</text:p>
          </table:table-cell>
        </table:table-row>
        <table:table-row table:style-name="ro1">
          <table:table-cell office:value-type="float" office:value="2019">
            <text:p>2019</text:p>
          </table:table-cell>
          <table:table-cell office:value-type="string">
            <text:p>Vilnius</text:p>
          </table:table-cell>
          <table:table-cell office:value-type="string">
            <text:p>metinė</text:p>
          </table:table-cell>
          <table:table-cell office:value-type="string">
            <text:p>8.8</text:p>
          </table:table-cell>
        </table:table-row>
        <table:table-row table:style-name="ro1">
          <table:table-cell office:value-type="float" office:value="2019">
            <text:p>2019</text:p>
          </table:table-cell>
          <table:table-cell office:value-type="string">
            <text:p>Biržai</text:p>
          </table:table-cell>
          <table:table-cell office:value-type="string">
            <text:p>sausio mėn.</text:p>
          </table:table-cell>
          <table:table-cell office:value-type="string">
            <text:p>-5.1</text:p>
          </table:table-cell>
        </table:table-row>
        <table:table-row table:style-name="ro1">
          <table:table-cell office:value-type="float" office:value="2019">
            <text:p>2019</text:p>
          </table:table-cell>
          <table:table-cell office:value-type="string">
            <text:p>Laukuva</text:p>
          </table:table-cell>
          <table:table-cell office:value-type="string">
            <text:p>sausio mėn.</text:p>
          </table:table-cell>
          <table:table-cell office:value-type="string">
            <text:p>-4.4</text:p>
          </table:table-cell>
        </table:table-row>
        <table:table-row table:style-name="ro1">
          <table:table-cell office:value-type="float" office:value="2019">
            <text:p>2019</text:p>
          </table:table-cell>
          <table:table-cell office:value-type="string">
            <text:p>Kaunas</text:p>
          </table:table-cell>
          <table:table-cell office:value-type="string">
            <text:p>sausio mėn.</text:p>
          </table:table-cell>
          <table:table-cell office:value-type="string">
            <text:p>-4.4</text:p>
          </table:table-cell>
        </table:table-row>
        <table:table-row table:style-name="ro1">
          <table:table-cell office:value-type="float" office:value="2019">
            <text:p>2019</text:p>
          </table:table-cell>
          <table:table-cell office:value-type="string">
            <text:p>Klaipėda</text:p>
          </table:table-cell>
          <table:table-cell office:value-type="string">
            <text:p>sausio mėn.</text:p>
          </table:table-cell>
          <table:table-cell office:value-type="string">
            <text:p>-1.2</text:p>
          </table:table-cell>
        </table:table-row>
        <table:table-row table:style-name="ro1">
          <table:table-cell office:value-type="float" office:value="2019">
            <text:p>2019</text:p>
          </table:table-cell>
          <table:table-cell office:value-type="string">
            <text:p>Šiauliai</text:p>
          </table:table-cell>
          <table:table-cell office:value-type="string">
            <text:p>sausio mėn.</text:p>
          </table:table-cell>
          <table:table-cell office:value-type="string">
            <text:p>-4.0</text:p>
          </table:table-cell>
        </table:table-row>
        <table:table-row table:style-name="ro1">
          <table:table-cell office:value-type="float" office:value="2019">
            <text:p>2019</text:p>
          </table:table-cell>
          <table:table-cell office:value-type="string">
            <text:p>Utena</text:p>
          </table:table-cell>
          <table:table-cell office:value-type="string">
            <text:p>sausio mėn.</text:p>
          </table:table-cell>
          <table:table-cell office:value-type="string">
            <text:p>-4.4</text:p>
          </table:table-cell>
        </table:table-row>
        <table:table-row table:style-name="ro1">
          <table:table-cell office:value-type="float" office:value="2019">
            <text:p>2019</text:p>
          </table:table-cell>
          <table:table-cell office:value-type="string">
            <text:p>Varėna</text:p>
          </table:table-cell>
          <table:table-cell office:value-type="string">
            <text:p>sausio mėn.</text:p>
          </table:table-cell>
          <table:table-cell office:value-type="string">
            <text:p>-4.4</text:p>
          </table:table-cell>
        </table:table-row>
        <table:table-row table:style-name="ro1">
          <table:table-cell office:value-type="float" office:value="2019">
            <text:p>2019</text:p>
          </table:table-cell>
          <table:table-cell office:value-type="string">
            <text:p>Vilnius</text:p>
          </table:table-cell>
          <table:table-cell office:value-type="string">
            <text:p>sausio mėn.</text:p>
          </table:table-cell>
          <table:table-cell office:value-type="string">
            <text:p>-4.4</text:p>
          </table:table-cell>
        </table:table-row>
        <table:table-row table:style-name="ro1">
          <table:table-cell office:value-type="float" office:value="2019">
            <text:p>2019</text:p>
          </table:table-cell>
          <table:table-cell office:value-type="string">
            <text:p>Biržai</text:p>
          </table:table-cell>
          <table:table-cell office:value-type="string">
            <text:p>liepos mėn.</text:p>
          </table:table-cell>
          <table:table-cell office:value-type="string">
            <text:p>16.9</text:p>
          </table:table-cell>
        </table:table-row>
        <table:table-row table:style-name="ro1">
          <table:table-cell office:value-type="float" office:value="2019">
            <text:p>2019</text:p>
          </table:table-cell>
          <table:table-cell office:value-type="string">
            <text:p>Laukuva</text:p>
          </table:table-cell>
          <table:table-cell office:value-type="string">
            <text:p>liepos mėn.</text:p>
          </table:table-cell>
          <table:table-cell office:value-type="string">
            <text:p>16.0</text:p>
          </table:table-cell>
        </table:table-row>
        <table:table-row table:style-name="ro1">
          <table:table-cell office:value-type="float" office:value="2019">
            <text:p>2019</text:p>
          </table:table-cell>
          <table:table-cell office:value-type="string">
            <text:p>Kaunas</text:p>
          </table:table-cell>
          <table:table-cell office:value-type="string">
            <text:p>liepos mėn.</text:p>
          </table:table-cell>
          <table:table-cell office:value-type="string">
            <text:p>17.2</text:p>
          </table:table-cell>
        </table:table-row>
        <table:table-row table:style-name="ro1">
          <table:table-cell office:value-type="float" office:value="2019">
            <text:p>2019</text:p>
          </table:table-cell>
          <table:table-cell office:value-type="string">
            <text:p>Klaipėda</text:p>
          </table:table-cell>
          <table:table-cell office:value-type="string">
            <text:p>liepos mėn.</text:p>
          </table:table-cell>
          <table:table-cell office:value-type="string">
            <text:p>17.2</text:p>
          </table:table-cell>
        </table:table-row>
        <table:table-row table:style-name="ro1">
          <table:table-cell office:value-type="float" office:value="2019">
            <text:p>2019</text:p>
          </table:table-cell>
          <table:table-cell office:value-type="string">
            <text:p>Šiauliai</text:p>
          </table:table-cell>
          <table:table-cell office:value-type="string">
            <text:p>liepos mėn.</text:p>
          </table:table-cell>
          <table:table-cell office:value-type="string">
            <text:p>17.0</text:p>
          </table:table-cell>
        </table:table-row>
        <table:table-row table:style-name="ro1">
          <table:table-cell office:value-type="float" office:value="2019">
            <text:p>2019</text:p>
          </table:table-cell>
          <table:table-cell office:value-type="string">
            <text:p>Utena</text:p>
          </table:table-cell>
          <table:table-cell office:value-type="string">
            <text:p>liepos mėn.</text:p>
          </table:table-cell>
          <table:table-cell office:value-type="string">
            <text:p>16.5</text:p>
          </table:table-cell>
        </table:table-row>
        <table:table-row table:style-name="ro1">
          <table:table-cell office:value-type="float" office:value="2019">
            <text:p>2019</text:p>
          </table:table-cell>
          <table:table-cell office:value-type="string">
            <text:p>Varėna</text:p>
          </table:table-cell>
          <table:table-cell office:value-type="string">
            <text:p>liepos mėn.</text:p>
          </table:table-cell>
          <table:table-cell office:value-type="string">
            <text:p>17.0</text:p>
          </table:table-cell>
        </table:table-row>
        <table:table-row table:style-name="ro1">
          <table:table-cell office:value-type="float" office:value="2019">
            <text:p>2019</text:p>
          </table:table-cell>
          <table:table-cell office:value-type="string">
            <text:p>Vilnius</text:p>
          </table:table-cell>
          <table:table-cell office:value-type="string">
            <text:p>liepos mėn.</text:p>
          </table:table-cell>
          <table:table-cell office:value-type="string">
            <text:p>17.1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string">
            <text:p>Biržai</text:p>
          </table:table-cell>
          <table:table-cell office:value-type="string">
            <text:p>metinė</text:p>
          </table:table-cell>
          <table:table-cell office:value-type="string">
            <text:p>7.6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string">
            <text:p>Laukuva</text:p>
          </table:table-cell>
          <table:table-cell office:value-type="string">
            <text:p>metinė</text:p>
          </table:table-cell>
          <table:table-cell office:value-type="string">
            <text:p>7.5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string">
            <text:p>Kaunas</text:p>
          </table:table-cell>
          <table:table-cell office:value-type="string">
            <text:p>metinė</text:p>
          </table:table-cell>
          <table:table-cell office:value-type="string">
            <text:p>8.3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string">
            <text:p>Klaipėda</text:p>
          </table:table-cell>
          <table:table-cell office:value-type="string">
            <text:p>metinė</text:p>
          </table:table-cell>
          <table:table-cell office:value-type="string">
            <text:p>8.8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string">
            <text:p>Šiauliai</text:p>
          </table:table-cell>
          <table:table-cell office:value-type="string">
            <text:p>metinė</text:p>
          </table:table-cell>
          <table:table-cell office:value-type="string">
            <text:p>8.1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string">
            <text:p>Utena</text:p>
          </table:table-cell>
          <table:table-cell office:value-type="string">
            <text:p>metinė</text:p>
          </table:table-cell>
          <table:table-cell office:value-type="string">
            <text:p>7.7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string">
            <text:p>Varėna</text:p>
          </table:table-cell>
          <table:table-cell office:value-type="string">
            <text:p>metinė</text:p>
          </table:table-cell>
          <table:table-cell office:value-type="string">
            <text:p>8.0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string">
            <text:p>Vilnius</text:p>
          </table:table-cell>
          <table:table-cell office:value-type="string">
            <text:p>metinė</text:p>
          </table:table-cell>
          <table:table-cell office:value-type="string">
            <text:p>8.0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string">
            <text:p>Biržai</text:p>
          </table:table-cell>
          <table:table-cell office:value-type="string">
            <text:p>sausio mėn.</text:p>
          </table:table-cell>
          <table:table-cell office:value-type="string">
            <text:p>-2.1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string">
            <text:p>Laukuva</text:p>
          </table:table-cell>
          <table:table-cell office:value-type="string">
            <text:p>sausio mėn.</text:p>
          </table:table-cell>
          <table:table-cell office:value-type="string">
            <text:p>-1.9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string">
            <text:p>Kaunas</text:p>
          </table:table-cell>
          <table:table-cell office:value-type="string">
            <text:p>sausio mėn.</text:p>
          </table:table-cell>
          <table:table-cell office:value-type="string">
            <text:p>-1.6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string">
            <text:p>Klaipėda</text:p>
          </table:table-cell>
          <table:table-cell office:value-type="string">
            <text:p>sausio mėn.</text:p>
          </table:table-cell>
          <table:table-cell office:value-type="string">
            <text:p>-0.1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string">
            <text:p>Šiauliai</text:p>
          </table:table-cell>
          <table:table-cell office:value-type="string">
            <text:p>sausio mėn.</text:p>
          </table:table-cell>
          <table:table-cell office:value-type="string">
            <text:p>-1.6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string">
            <text:p>Utena</text:p>
          </table:table-cell>
          <table:table-cell office:value-type="string">
            <text:p>sausio mėn.</text:p>
          </table:table-cell>
          <table:table-cell office:value-type="string">
            <text:p>-1.9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string">
            <text:p>Varėna</text:p>
          </table:table-cell>
          <table:table-cell office:value-type="string">
            <text:p>sausio mėn.</text:p>
          </table:table-cell>
          <table:table-cell office:value-type="string">
            <text:p>-1.9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string">
            <text:p>Vilnius</text:p>
          </table:table-cell>
          <table:table-cell office:value-type="string">
            <text:p>sausio mėn.</text:p>
          </table:table-cell>
          <table:table-cell office:value-type="string">
            <text:p>-2.6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string">
            <text:p>Biržai</text:p>
          </table:table-cell>
          <table:table-cell office:value-type="string">
            <text:p>liepos mėn.</text:p>
          </table:table-cell>
          <table:table-cell office:value-type="string">
            <text:p>20.0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string">
            <text:p>Laukuva</text:p>
          </table:table-cell>
          <table:table-cell office:value-type="string">
            <text:p>liepos mėn.</text:p>
          </table:table-cell>
          <table:table-cell office:value-type="string">
            <text:p>19.5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string">
            <text:p>Kaunas</text:p>
          </table:table-cell>
          <table:table-cell office:value-type="string">
            <text:p>liepos mėn.</text:p>
          </table:table-cell>
          <table:table-cell office:value-type="string">
            <text:p>20.2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string">
            <text:p>Klaipėda</text:p>
          </table:table-cell>
          <table:table-cell office:value-type="string">
            <text:p>liepos mėn.</text:p>
          </table:table-cell>
          <table:table-cell office:value-type="string">
            <text:p>19.3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string">
            <text:p>Šiauliai</text:p>
          </table:table-cell>
          <table:table-cell office:value-type="string">
            <text:p>liepos mėn.</text:p>
          </table:table-cell>
          <table:table-cell office:value-type="string">
            <text:p>20.2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string">
            <text:p>Utena</text:p>
          </table:table-cell>
          <table:table-cell office:value-type="string">
            <text:p>liepos mėn.</text:p>
          </table:table-cell>
          <table:table-cell office:value-type="string">
            <text:p>19.7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string">
            <text:p>Varėna</text:p>
          </table:table-cell>
          <table:table-cell office:value-type="string">
            <text:p>liepos mėn.</text:p>
          </table:table-cell>
          <table:table-cell office:value-type="string">
            <text:p>19.8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string">
            <text:p>Vilnius</text:p>
          </table:table-cell>
          <table:table-cell office:value-type="string">
            <text:p>liepos mėn.</text:p>
          </table:table-cell>
          <table:table-cell office:value-type="string">
            <text:p>19.5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string">
            <text:p>Biržai</text:p>
          </table:table-cell>
          <table:table-cell office:value-type="string">
            <text:p>metinė</text:p>
          </table:table-cell>
          <table:table-cell office:value-type="string">
            <text:p>7.0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string">
            <text:p>Laukuva</text:p>
          </table:table-cell>
          <table:table-cell office:value-type="string">
            <text:p>metinė</text:p>
          </table:table-cell>
          <table:table-cell office:value-type="string">
            <text:p>6.9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string">
            <text:p>Kaunas</text:p>
          </table:table-cell>
          <table:table-cell office:value-type="string">
            <text:p>metinė</text:p>
          </table:table-cell>
          <table:table-cell office:value-type="string">
            <text:p>7.7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string">
            <text:p>Klaipėda</text:p>
          </table:table-cell>
          <table:table-cell office:value-type="string">
            <text:p>metinė</text:p>
          </table:table-cell>
          <table:table-cell office:value-type="string">
            <text:p>8.4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string">
            <text:p>Šiauliai</text:p>
          </table:table-cell>
          <table:table-cell office:value-type="string">
            <text:p>metinė</text:p>
          </table:table-cell>
          <table:table-cell office:value-type="string">
            <text:p>7.5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string">
            <text:p>Utena</text:p>
          </table:table-cell>
          <table:table-cell office:value-type="string">
            <text:p>metinė</text:p>
          </table:table-cell>
          <table:table-cell office:value-type="string">
            <text:p>7.2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string">
            <text:p>Varėna</text:p>
          </table:table-cell>
          <table:table-cell office:value-type="string">
            <text:p>metinė</text:p>
          </table:table-cell>
          <table:table-cell office:value-type="string">
            <text:p>7.5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string">
            <text:p>Vilnius</text:p>
          </table:table-cell>
          <table:table-cell office:value-type="string">
            <text:p>metinė</text:p>
          </table:table-cell>
          <table:table-cell office:value-type="string">
            <text:p>7.3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string">
            <text:p>Biržai</text:p>
          </table:table-cell>
          <table:table-cell office:value-type="string">
            <text:p>sausio mėn.</text:p>
          </table:table-cell>
          <table:table-cell office:value-type="string">
            <text:p>-3.3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string">
            <text:p>Laukuva</text:p>
          </table:table-cell>
          <table:table-cell office:value-type="string">
            <text:p>sausio mėn.</text:p>
          </table:table-cell>
          <table:table-cell office:value-type="string">
            <text:p>-3.3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string">
            <text:p>Kaunas</text:p>
          </table:table-cell>
          <table:table-cell office:value-type="string">
            <text:p>sausio mėn.</text:p>
          </table:table-cell>
          <table:table-cell office:value-type="string">
            <text:p>-3.7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string">
            <text:p>Klaipėda</text:p>
          </table:table-cell>
          <table:table-cell office:value-type="string">
            <text:p>sausio mėn.</text:p>
          </table:table-cell>
          <table:table-cell office:value-type="string">
            <text:p>-0.9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string">
            <text:p>Šiauliai</text:p>
          </table:table-cell>
          <table:table-cell office:value-type="string">
            <text:p>sausio mėn.</text:p>
          </table:table-cell>
          <table:table-cell office:value-type="string">
            <text:p>-2.7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string">
            <text:p>Utena</text:p>
          </table:table-cell>
          <table:table-cell office:value-type="string">
            <text:p>sausio mėn.</text:p>
          </table:table-cell>
          <table:table-cell office:value-type="string">
            <text:p>-3.9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string">
            <text:p>Varėna</text:p>
          </table:table-cell>
          <table:table-cell office:value-type="string">
            <text:p>sausio mėn.</text:p>
          </table:table-cell>
          <table:table-cell office:value-type="string">
            <text:p>-4.4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string">
            <text:p>Vilnius</text:p>
          </table:table-cell>
          <table:table-cell office:value-type="string">
            <text:p>sausio mėn.</text:p>
          </table:table-cell>
          <table:table-cell office:value-type="string">
            <text:p>-4.6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string">
            <text:p>Biržai</text:p>
          </table:table-cell>
          <table:table-cell office:value-type="string">
            <text:p>liepos mėn.</text:p>
          </table:table-cell>
          <table:table-cell office:value-type="string">
            <text:p>16.1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string">
            <text:p>Laukuva</text:p>
          </table:table-cell>
          <table:table-cell office:value-type="string">
            <text:p>liepos mėn.</text:p>
          </table:table-cell>
          <table:table-cell office:value-type="string">
            <text:p>15.7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string">
            <text:p>Kaunas</text:p>
          </table:table-cell>
          <table:table-cell office:value-type="string">
            <text:p>liepos mėn.</text:p>
          </table:table-cell>
          <table:table-cell office:value-type="string">
            <text:p>16.8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string">
            <text:p>Klaipėda</text:p>
          </table:table-cell>
          <table:table-cell office:value-type="string">
            <text:p>liepos mėn.</text:p>
          </table:table-cell>
          <table:table-cell office:value-type="string">
            <text:p>17.0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string">
            <text:p>Šiauliai</text:p>
          </table:table-cell>
          <table:table-cell office:value-type="string">
            <text:p>liepos mėn.</text:p>
          </table:table-cell>
          <table:table-cell office:value-type="string">
            <text:p>16.4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string">
            <text:p>Utena</text:p>
          </table:table-cell>
          <table:table-cell office:value-type="string">
            <text:p>liepos mėn.</text:p>
          </table:table-cell>
          <table:table-cell office:value-type="string">
            <text:p>16.4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string">
            <text:p>Varėna</text:p>
          </table:table-cell>
          <table:table-cell office:value-type="string">
            <text:p>liepos mėn.</text:p>
          </table:table-cell>
          <table:table-cell office:value-type="string">
            <text:p>16.7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string">
            <text:p>Vilnius</text:p>
          </table:table-cell>
          <table:table-cell office:value-type="string">
            <text:p>liepos mėn.</text:p>
          </table:table-cell>
          <table:table-cell office:value-type="string">
            <text:p>16.7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string">
            <text:p>Biržai</text:p>
          </table:table-cell>
          <table:table-cell office:value-type="string">
            <text:p>metinė</text:p>
          </table:table-cell>
          <table:table-cell office:value-type="string">
            <text:p>7.4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string">
            <text:p>Laukuva</text:p>
          </table:table-cell>
          <table:table-cell office:value-type="string">
            <text:p>metinė</text:p>
          </table:table-cell>
          <table:table-cell office:value-type="string">
            <text:p>7.1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string">
            <text:p>Kaunas</text:p>
          </table:table-cell>
          <table:table-cell office:value-type="string">
            <text:p>metinė</text:p>
          </table:table-cell>
          <table:table-cell office:value-type="string">
            <text:p>7.7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string">
            <text:p>Klaipėda</text:p>
          </table:table-cell>
          <table:table-cell office:value-type="string">
            <text:p>metinė</text:p>
          </table:table-cell>
          <table:table-cell office:value-type="string">
            <text:p>8.6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string">
            <text:p>Šiauliai</text:p>
          </table:table-cell>
          <table:table-cell office:value-type="string">
            <text:p>metinė</text:p>
          </table:table-cell>
          <table:table-cell office:value-type="string">
            <text:p>7.5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string">
            <text:p>Utena</text:p>
          </table:table-cell>
          <table:table-cell office:value-type="string">
            <text:p>metinė</text:p>
          </table:table-cell>
          <table:table-cell office:value-type="string">
            <text:p>7.2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string">
            <text:p>Varėna</text:p>
          </table:table-cell>
          <table:table-cell office:value-type="string">
            <text:p>metinė</text:p>
          </table:table-cell>
          <table:table-cell office:value-type="string">
            <text:p>7.4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string">
            <text:p>Vilnius</text:p>
          </table:table-cell>
          <table:table-cell office:value-type="string">
            <text:p>metinė</text:p>
          </table:table-cell>
          <table:table-cell office:value-type="string">
            <text:p>7.4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string">
            <text:p>Biržai</text:p>
          </table:table-cell>
          <table:table-cell office:value-type="string">
            <text:p>sausio mėn.</text:p>
          </table:table-cell>
          <table:table-cell office:value-type="string">
            <text:p>-8.3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string">
            <text:p>Laukuva</text:p>
          </table:table-cell>
          <table:table-cell office:value-type="string">
            <text:p>sausio mėn.</text:p>
          </table:table-cell>
          <table:table-cell office:value-type="string">
            <text:p>-6.9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string">
            <text:p>Kaunas</text:p>
          </table:table-cell>
          <table:table-cell office:value-type="string">
            <text:p>sausio mėn.</text:p>
          </table:table-cell>
          <table:table-cell office:value-type="string">
            <text:p>-6.9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string">
            <text:p>Klaipėda</text:p>
          </table:table-cell>
          <table:table-cell office:value-type="string">
            <text:p>sausio mėn.</text:p>
          </table:table-cell>
          <table:table-cell office:value-type="string">
            <text:p>-4.1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string">
            <text:p>Šiauliai</text:p>
          </table:table-cell>
          <table:table-cell office:value-type="string">
            <text:p>sausio mėn.</text:p>
          </table:table-cell>
          <table:table-cell office:value-type="string">
            <text:p>-7.5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string">
            <text:p>Utena</text:p>
          </table:table-cell>
          <table:table-cell office:value-type="string">
            <text:p>sausio mėn.</text:p>
          </table:table-cell>
          <table:table-cell office:value-type="string">
            <text:p>-8.3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string">
            <text:p>Varėna</text:p>
          </table:table-cell>
          <table:table-cell office:value-type="string">
            <text:p>sausio mėn.</text:p>
          </table:table-cell>
          <table:table-cell office:value-type="string">
            <text:p>-7.2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string">
            <text:p>Vilnius</text:p>
          </table:table-cell>
          <table:table-cell office:value-type="string">
            <text:p>sausio mėn.</text:p>
          </table:table-cell>
          <table:table-cell office:value-type="string">
            <text:p>-7.6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string">
            <text:p>Biržai</text:p>
          </table:table-cell>
          <table:table-cell office:value-type="string">
            <text:p>liepos mėn.</text:p>
          </table:table-cell>
          <table:table-cell office:value-type="string">
            <text:p>18.7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string">
            <text:p>Laukuva</text:p>
          </table:table-cell>
          <table:table-cell office:value-type="string">
            <text:p>liepos mėn.</text:p>
          </table:table-cell>
          <table:table-cell office:value-type="string">
            <text:p>17.4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string">
            <text:p>Kaunas</text:p>
          </table:table-cell>
          <table:table-cell office:value-type="string">
            <text:p>liepos mėn.</text:p>
          </table:table-cell>
          <table:table-cell office:value-type="string">
            <text:p>18.0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string">
            <text:p>Klaipėda</text:p>
          </table:table-cell>
          <table:table-cell office:value-type="string">
            <text:p>liepos mėn.</text:p>
          </table:table-cell>
          <table:table-cell office:value-type="string">
            <text:p>18.7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string">
            <text:p>Šiauliai</text:p>
          </table:table-cell>
          <table:table-cell office:value-type="string">
            <text:p>liepos mėn.</text:p>
          </table:table-cell>
          <table:table-cell office:value-type="string">
            <text:p>18.5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string">
            <text:p>Utena</text:p>
          </table:table-cell>
          <table:table-cell office:value-type="string">
            <text:p>liepos mėn.</text:p>
          </table:table-cell>
          <table:table-cell office:value-type="string">
            <text:p>18.3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string">
            <text:p>Varėna</text:p>
          </table:table-cell>
          <table:table-cell office:value-type="string">
            <text:p>liepos mėn.</text:p>
          </table:table-cell>
          <table:table-cell office:value-type="string">
            <text:p>18.5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string">
            <text:p>Vilnius</text:p>
          </table:table-cell>
          <table:table-cell office:value-type="string">
            <text:p>liepos mėn.</text:p>
          </table:table-cell>
          <table:table-cell office:value-type="string">
            <text:p>18.2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string">
            <text:p>Biržai</text:p>
          </table:table-cell>
          <table:table-cell office:value-type="string">
            <text:p>metinė</text:p>
          </table:table-cell>
          <table:table-cell office:value-type="string">
            <text:p>8.2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string">
            <text:p>Laukuva</text:p>
          </table:table-cell>
          <table:table-cell office:value-type="string">
            <text:p>metinė</text:p>
          </table:table-cell>
          <table:table-cell office:value-type="string">
            <text:p>7.6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string">
            <text:p>Kaunas</text:p>
          </table:table-cell>
          <table:table-cell office:value-type="string">
            <text:p>metinė</text:p>
          </table:table-cell>
          <table:table-cell office:value-type="string">
            <text:p>8.7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string">
            <text:p>Klaipėda</text:p>
          </table:table-cell>
          <table:table-cell office:value-type="string">
            <text:p>metinė</text:p>
          </table:table-cell>
          <table:table-cell office:value-type="string">
            <text:p>9.0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string">
            <text:p>Šiauliai</text:p>
          </table:table-cell>
          <table:table-cell office:value-type="string">
            <text:p>metinė</text:p>
          </table:table-cell>
          <table:table-cell office:value-type="string">
            <text:p>8.0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string">
            <text:p>Utena</text:p>
          </table:table-cell>
          <table:table-cell office:value-type="string">
            <text:p>metinė</text:p>
          </table:table-cell>
          <table:table-cell office:value-type="string">
            <text:p>8.0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string">
            <text:p>Varėna</text:p>
          </table:table-cell>
          <table:table-cell office:value-type="string">
            <text:p>metinė</text:p>
          </table:table-cell>
          <table:table-cell office:value-type="string">
            <text:p>8.2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string">
            <text:p>Vilnius</text:p>
          </table:table-cell>
          <table:table-cell office:value-type="string">
            <text:p>metinė</text:p>
          </table:table-cell>
          <table:table-cell office:value-type="string">
            <text:p>8.2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string">
            <text:p>Biržai</text:p>
          </table:table-cell>
          <table:table-cell office:value-type="string">
            <text:p>sausio mėn.</text:p>
          </table:table-cell>
          <table:table-cell office:value-type="string">
            <text:p>-0.8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string">
            <text:p>Laukuva</text:p>
          </table:table-cell>
          <table:table-cell office:value-type="string">
            <text:p>sausio mėn.</text:p>
          </table:table-cell>
          <table:table-cell office:value-type="string">
            <text:p>-0.7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string">
            <text:p>Kaunas</text:p>
          </table:table-cell>
          <table:table-cell office:value-type="string">
            <text:p>sausio mėn.</text:p>
          </table:table-cell>
          <table:table-cell office:value-type="string">
            <text:p>-0.4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string">
            <text:p>Klaipėda</text:p>
          </table:table-cell>
          <table:table-cell office:value-type="string">
            <text:p>sausio mėn.</text:p>
          </table:table-cell>
          <table:table-cell office:value-type="string">
            <text:p>1.0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string">
            <text:p>Šiauliai</text:p>
          </table:table-cell>
          <table:table-cell office:value-type="string">
            <text:p>sausio mėn.</text:p>
          </table:table-cell>
          <table:table-cell office:value-type="string">
            <text:p>-0.8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string">
            <text:p>Utena</text:p>
          </table:table-cell>
          <table:table-cell office:value-type="string">
            <text:p>sausio mėn.</text:p>
          </table:table-cell>
          <table:table-cell office:value-type="string">
            <text:p>-0.7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string">
            <text:p>Varėna</text:p>
          </table:table-cell>
          <table:table-cell office:value-type="string">
            <text:p>sausio mėn.</text:p>
          </table:table-cell>
          <table:table-cell office:value-type="string">
            <text:p>-0.6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string">
            <text:p>Vilnius</text:p>
          </table:table-cell>
          <table:table-cell office:value-type="string">
            <text:p>sausio mėn.</text:p>
          </table:table-cell>
          <table:table-cell office:value-type="string">
            <text:p>-1.1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string">
            <text:p>Biržai</text:p>
          </table:table-cell>
          <table:table-cell office:value-type="string">
            <text:p>liepos mėn.</text:p>
          </table:table-cell>
          <table:table-cell office:value-type="string">
            <text:p>17.0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string">
            <text:p>Laukuva</text:p>
          </table:table-cell>
          <table:table-cell office:value-type="string">
            <text:p>liepos mėn.</text:p>
          </table:table-cell>
          <table:table-cell office:value-type="string">
            <text:p>15.9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string">
            <text:p>Kaunas</text:p>
          </table:table-cell>
          <table:table-cell office:value-type="string">
            <text:p>liepos mėn.</text:p>
          </table:table-cell>
          <table:table-cell office:value-type="string">
            <text:p>17.4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string">
            <text:p>Klaipėda</text:p>
          </table:table-cell>
          <table:table-cell office:value-type="string">
            <text:p>liepos mėn.</text:p>
          </table:table-cell>
          <table:table-cell office:value-type="string">
            <text:p>17.2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string">
            <text:p>Šiauliai</text:p>
          </table:table-cell>
          <table:table-cell office:value-type="string">
            <text:p>liepos mėn.</text:p>
          </table:table-cell>
          <table:table-cell office:value-type="string">
            <text:p>16.7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string">
            <text:p>Utena</text:p>
          </table:table-cell>
          <table:table-cell office:value-type="string">
            <text:p>liepos mėn.</text:p>
          </table:table-cell>
          <table:table-cell office:value-type="string">
            <text:p>16.9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string">
            <text:p>Varėna</text:p>
          </table:table-cell>
          <table:table-cell office:value-type="string">
            <text:p>liepos mėn.</text:p>
          </table:table-cell>
          <table:table-cell office:value-type="string">
            <text:p>17.5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string">
            <text:p>Vilnius</text:p>
          </table:table-cell>
          <table:table-cell office:value-type="string">
            <text:p>liepos mėn.</text:p>
          </table:table-cell>
          <table:table-cell office:value-type="string">
            <text:p>17.3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Biržai</text:p>
          </table:table-cell>
          <table:table-cell office:value-type="string">
            <text:p>metinė</text:p>
          </table:table-cell>
          <table:table-cell office:value-type="string">
            <text:p>7.8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Laukuva</text:p>
          </table:table-cell>
          <table:table-cell office:value-type="string">
            <text:p>metinė</text:p>
          </table:table-cell>
          <table:table-cell office:value-type="string">
            <text:p>7.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Kaunas</text:p>
          </table:table-cell>
          <table:table-cell office:value-type="string">
            <text:p>metinė</text:p>
          </table:table-cell>
          <table:table-cell office:value-type="string">
            <text:p>8.2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Klaipėda</text:p>
          </table:table-cell>
          <table:table-cell office:value-type="string">
            <text:p>metinė</text:p>
          </table:table-cell>
          <table:table-cell office:value-type="string">
            <text:p>8.6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Šiauliai</text:p>
          </table:table-cell>
          <table:table-cell office:value-type="string">
            <text:p>metinė</text:p>
          </table:table-cell>
          <table:table-cell office:value-type="string">
            <text:p>7.7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Utena</text:p>
          </table:table-cell>
          <table:table-cell office:value-type="string">
            <text:p>metinė</text:p>
          </table:table-cell>
          <table:table-cell office:value-type="string">
            <text:p>7.6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Varėna</text:p>
          </table:table-cell>
          <table:table-cell office:value-type="string">
            <text:p>metinė</text:p>
          </table:table-cell>
          <table:table-cell office:value-type="string">
            <text:p>7.6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Vilnius</text:p>
          </table:table-cell>
          <table:table-cell office:value-type="string">
            <text:p>metinė</text:p>
          </table:table-cell>
          <table:table-cell office:value-type="string">
            <text:p>7.7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Biržai</text:p>
          </table:table-cell>
          <table:table-cell office:value-type="string">
            <text:p>sausio mėn.</text:p>
          </table:table-cell>
          <table:table-cell office:value-type="string">
            <text:p>-6.1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Laukuva</text:p>
          </table:table-cell>
          <table:table-cell office:value-type="string">
            <text:p>sausio mėn.</text:p>
          </table:table-cell>
          <table:table-cell office:value-type="string">
            <text:p>-5.7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Kaunas</text:p>
          </table:table-cell>
          <table:table-cell office:value-type="string">
            <text:p>sausio mėn.</text:p>
          </table:table-cell>
          <table:table-cell office:value-type="string">
            <text:p>-5.3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Klaipėda</text:p>
          </table:table-cell>
          <table:table-cell office:value-type="string">
            <text:p>sausio mėn.</text:p>
          </table:table-cell>
          <table:table-cell office:value-type="string">
            <text:p>-4.0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Šiauliai</text:p>
          </table:table-cell>
          <table:table-cell office:value-type="string">
            <text:p>sausio mėn.</text:p>
          </table:table-cell>
          <table:table-cell office:value-type="string">
            <text:p>-6.1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Utena</text:p>
          </table:table-cell>
          <table:table-cell office:value-type="string">
            <text:p>sausio mėn.</text:p>
          </table:table-cell>
          <table:table-cell office:value-type="string">
            <text:p>-6.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Varėna</text:p>
          </table:table-cell>
          <table:table-cell office:value-type="string">
            <text:p>sausio mėn.</text:p>
          </table:table-cell>
          <table:table-cell office:value-type="string">
            <text:p>-6.1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Vilnius</text:p>
          </table:table-cell>
          <table:table-cell office:value-type="string">
            <text:p>sausio mėn.</text:p>
          </table:table-cell>
          <table:table-cell office:value-type="string">
            <text:p>-6.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Biržai</text:p>
          </table:table-cell>
          <table:table-cell office:value-type="string">
            <text:p>liepos mėn.</text:p>
          </table:table-cell>
          <table:table-cell office:value-type="string">
            <text:p>20.3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Laukuva</text:p>
          </table:table-cell>
          <table:table-cell office:value-type="string">
            <text:p>liepos mėn.</text:p>
          </table:table-cell>
          <table:table-cell office:value-type="string">
            <text:p>19.5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Kaunas</text:p>
          </table:table-cell>
          <table:table-cell office:value-type="string">
            <text:p>liepos mėn.</text:p>
          </table:table-cell>
          <table:table-cell office:value-type="string">
            <text:p>20.6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Klaipėda</text:p>
          </table:table-cell>
          <table:table-cell office:value-type="string">
            <text:p>liepos mėn.</text:p>
          </table:table-cell>
          <table:table-cell office:value-type="string">
            <text:p>21.1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Šiauliai</text:p>
          </table:table-cell>
          <table:table-cell office:value-type="string">
            <text:p>liepos mėn.</text:p>
          </table:table-cell>
          <table:table-cell office:value-type="string">
            <text:p>19.8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Utena</text:p>
          </table:table-cell>
          <table:table-cell office:value-type="string">
            <text:p>liepos mėn.</text:p>
          </table:table-cell>
          <table:table-cell office:value-type="string">
            <text:p>19.7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Varėna</text:p>
          </table:table-cell>
          <table:table-cell office:value-type="string">
            <text:p>liepos mėn.</text:p>
          </table:table-cell>
          <table:table-cell office:value-type="string">
            <text:p>19.6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Vilnius</text:p>
          </table:table-cell>
          <table:table-cell office:value-type="string">
            <text:p>liepos mėn.</text:p>
          </table:table-cell>
          <table:table-cell office:value-type="string">
            <text:p>20.1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Biržai</text:p>
          </table:table-cell>
          <table:table-cell office:value-type="string">
            <text:p>metinė</text:p>
          </table:table-cell>
          <table:table-cell office:value-type="string">
            <text:p>7.3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Laukuva</text:p>
          </table:table-cell>
          <table:table-cell office:value-type="string">
            <text:p>metinė</text:p>
          </table:table-cell>
          <table:table-cell office:value-type="string">
            <text:p>6.8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Kaunas</text:p>
          </table:table-cell>
          <table:table-cell office:value-type="string">
            <text:p>metinė</text:p>
          </table:table-cell>
          <table:table-cell office:value-type="string">
            <text:p>7.8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Klaipėda</text:p>
          </table:table-cell>
          <table:table-cell office:value-type="string">
            <text:p>metinė</text:p>
          </table:table-cell>
          <table:table-cell office:value-type="string">
            <text:p>8.1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Šiauliai</text:p>
          </table:table-cell>
          <table:table-cell office:value-type="string">
            <text:p>metinė</text:p>
          </table:table-cell>
          <table:table-cell office:value-type="string">
            <text:p>7.4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Utena</text:p>
          </table:table-cell>
          <table:table-cell office:value-type="string">
            <text:p>metinė</text:p>
          </table:table-cell>
          <table:table-cell office:value-type="string">
            <text:p>7.1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Varėna</text:p>
          </table:table-cell>
          <table:table-cell office:value-type="string">
            <text:p>metinė</text:p>
          </table:table-cell>
          <table:table-cell office:value-type="string">
            <text:p>7.4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Vilnius</text:p>
          </table:table-cell>
          <table:table-cell office:value-type="string">
            <text:p>metinė</text:p>
          </table:table-cell>
          <table:table-cell office:value-type="string">
            <text:p>7.3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Biržai</text:p>
          </table:table-cell>
          <table:table-cell office:value-type="string">
            <text:p>sausio mėn.</text:p>
          </table:table-cell>
          <table:table-cell office:value-type="string">
            <text:p>-7.0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Laukuva</text:p>
          </table:table-cell>
          <table:table-cell office:value-type="string">
            <text:p>sausio mėn.</text:p>
          </table:table-cell>
          <table:table-cell office:value-type="string">
            <text:p>-6.8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Kaunas</text:p>
          </table:table-cell>
          <table:table-cell office:value-type="string">
            <text:p>sausio mėn.</text:p>
          </table:table-cell>
          <table:table-cell office:value-type="string">
            <text:p>-6.7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Klaipėda</text:p>
          </table:table-cell>
          <table:table-cell office:value-type="string">
            <text:p>sausio mėn.</text:p>
          </table:table-cell>
          <table:table-cell office:value-type="string">
            <text:p>-4.7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Šiauliai</text:p>
          </table:table-cell>
          <table:table-cell office:value-type="string">
            <text:p>sausio mėn.</text:p>
          </table:table-cell>
          <table:table-cell office:value-type="string">
            <text:p>-6.6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Utena</text:p>
          </table:table-cell>
          <table:table-cell office:value-type="string">
            <text:p>sausio mėn.</text:p>
          </table:table-cell>
          <table:table-cell office:value-type="string">
            <text:p>-7.3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Varėna</text:p>
          </table:table-cell>
          <table:table-cell office:value-type="string">
            <text:p>sausio mėn.</text:p>
          </table:table-cell>
          <table:table-cell office:value-type="string">
            <text:p>-6.5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Vilnius</text:p>
          </table:table-cell>
          <table:table-cell office:value-type="string">
            <text:p>sausio mėn.</text:p>
          </table:table-cell>
          <table:table-cell office:value-type="string">
            <text:p>-7.0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Biržai</text:p>
          </table:table-cell>
          <table:table-cell office:value-type="string">
            <text:p>liepos mėn.</text:p>
          </table:table-cell>
          <table:table-cell office:value-type="string">
            <text:p>18.5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Laukuva</text:p>
          </table:table-cell>
          <table:table-cell office:value-type="string">
            <text:p>liepos mėn.</text:p>
          </table:table-cell>
          <table:table-cell office:value-type="string">
            <text:p>17.5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Kaunas</text:p>
          </table:table-cell>
          <table:table-cell office:value-type="string">
            <text:p>liepos mėn.</text:p>
          </table:table-cell>
          <table:table-cell office:value-type="string">
            <text:p>18.6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Klaipėda</text:p>
          </table:table-cell>
          <table:table-cell office:value-type="string">
            <text:p>liepos mėn.</text:p>
          </table:table-cell>
          <table:table-cell office:value-type="string">
            <text:p>18.0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Šiauliai</text:p>
          </table:table-cell>
          <table:table-cell office:value-type="string">
            <text:p>liepos mėn.</text:p>
          </table:table-cell>
          <table:table-cell office:value-type="string">
            <text:p>18.4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Utena</text:p>
          </table:table-cell>
          <table:table-cell office:value-type="string">
            <text:p>liepos mėn.</text:p>
          </table:table-cell>
          <table:table-cell office:value-type="string">
            <text:p>18.2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Varėna</text:p>
          </table:table-cell>
          <table:table-cell office:value-type="string">
            <text:p>liepos mėn.</text:p>
          </table:table-cell>
          <table:table-cell office:value-type="string">
            <text:p>18.3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Vilnius</text:p>
          </table:table-cell>
          <table:table-cell office:value-type="string">
            <text:p>liepos mėn.</text:p>
          </table:table-cell>
          <table:table-cell office:value-type="string">
            <text:p>18.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Biržai</text:p>
          </table:table-cell>
          <table:table-cell office:value-type="string">
            <text:p>metinė</text:p>
          </table:table-cell>
          <table:table-cell office:value-type="string">
            <text:p>6.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Laukuva</text:p>
          </table:table-cell>
          <table:table-cell office:value-type="string">
            <text:p>metinė</text:p>
          </table:table-cell>
          <table:table-cell office:value-type="string">
            <text:p>6.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Kaunas</text:p>
          </table:table-cell>
          <table:table-cell office:value-type="string">
            <text:p>metinė</text:p>
          </table:table-cell>
          <table:table-cell office:value-type="string">
            <text:p>7.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Klaipėda</text:p>
          </table:table-cell>
          <table:table-cell office:value-type="string">
            <text:p>metinė</text:p>
          </table:table-cell>
          <table:table-cell office:value-type="string">
            <text:p>7.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Šiauliai</text:p>
          </table:table-cell>
          <table:table-cell office:value-type="string">
            <text:p>metinė</text:p>
          </table:table-cell>
          <table:table-cell office:value-type="string">
            <text:p>6.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Utena</text:p>
          </table:table-cell>
          <table:table-cell office:value-type="string">
            <text:p>metinė</text:p>
          </table:table-cell>
          <table:table-cell office:value-type="string">
            <text:p>6.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Varėna</text:p>
          </table:table-cell>
          <table:table-cell office:value-type="string">
            <text:p>metinė</text:p>
          </table:table-cell>
          <table:table-cell office:value-type="string">
            <text:p>6.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Vilnius</text:p>
          </table:table-cell>
          <table:table-cell office:value-type="string">
            <text:p>metinė</text:p>
          </table:table-cell>
          <table:table-cell office:value-type="string">
            <text:p>6.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Biržai</text:p>
          </table:table-cell>
          <table:table-cell office:value-type="string">
            <text:p>sausio mėn.</text:p>
          </table:table-cell>
          <table:table-cell office:value-type="string">
            <text:p>-3.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Laukuva</text:p>
          </table:table-cell>
          <table:table-cell office:value-type="string">
            <text:p>sausio mėn.</text:p>
          </table:table-cell>
          <table:table-cell office:value-type="string">
            <text:p>-3.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Kaunas</text:p>
          </table:table-cell>
          <table:table-cell office:value-type="string">
            <text:p>sausio mėn.</text:p>
          </table:table-cell>
          <table:table-cell office:value-type="string">
            <text:p>-2.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Klaipėda</text:p>
          </table:table-cell>
          <table:table-cell office:value-type="string">
            <text:p>sausio mėn.</text:p>
          </table:table-cell>
          <table:table-cell office:value-type="string">
            <text:p>-1.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Šiauliai</text:p>
          </table:table-cell>
          <table:table-cell office:value-type="string">
            <text:p>sausio mėn.</text:p>
          </table:table-cell>
          <table:table-cell office:value-type="string">
            <text:p>-3.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Utena</text:p>
          </table:table-cell>
          <table:table-cell office:value-type="string">
            <text:p>sausio mėn.</text:p>
          </table:table-cell>
          <table:table-cell office:value-type="string">
            <text:p>-3.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Varėna</text:p>
          </table:table-cell>
          <table:table-cell office:value-type="string">
            <text:p>sausio mėn.</text:p>
          </table:table-cell>
          <table:table-cell office:value-type="string">
            <text:p>-3.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Vilnius</text:p>
          </table:table-cell>
          <table:table-cell office:value-type="string">
            <text:p>sausio mėn.</text:p>
          </table:table-cell>
          <table:table-cell office:value-type="string">
            <text:p>-3.9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Biržai</text:p>
          </table:table-cell>
          <table:table-cell office:value-type="string">
            <text:p>liepos mėn.</text:p>
          </table:table-cell>
          <table:table-cell office:value-type="string">
            <text:p>18.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Laukuva</text:p>
          </table:table-cell>
          <table:table-cell office:value-type="string">
            <text:p>liepos mėn.</text:p>
          </table:table-cell>
          <table:table-cell office:value-type="string">
            <text:p>17.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Kaunas</text:p>
          </table:table-cell>
          <table:table-cell office:value-type="string">
            <text:p>liepos mėn.</text:p>
          </table:table-cell>
          <table:table-cell office:value-type="string">
            <text:p>19.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Klaipėda</text:p>
          </table:table-cell>
          <table:table-cell office:value-type="string">
            <text:p>liepos mėn.</text:p>
          </table:table-cell>
          <table:table-cell office:value-type="string">
            <text:p>18.7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Šiauliai</text:p>
          </table:table-cell>
          <table:table-cell office:value-type="string">
            <text:p>liepos mėn.</text:p>
          </table:table-cell>
          <table:table-cell office:value-type="string">
            <text:p>19.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Utena</text:p>
          </table:table-cell>
          <table:table-cell office:value-type="string">
            <text:p>liepos mėn.</text:p>
          </table:table-cell>
          <table:table-cell office:value-type="string">
            <text:p>19.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Varėna</text:p>
          </table:table-cell>
          <table:table-cell office:value-type="string">
            <text:p>liepos mėn.</text:p>
          </table:table-cell>
          <table:table-cell office:value-type="string">
            <text:p>19.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Vilnius</text:p>
          </table:table-cell>
          <table:table-cell office:value-type="string">
            <text:p>liepos mėn.</text:p>
          </table:table-cell>
          <table:table-cell office:value-type="string">
            <text:p>19.5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Biržai</text:p>
          </table:table-cell>
          <table:table-cell office:value-type="string">
            <text:p>metinė</text:p>
          </table:table-cell>
          <table:table-cell office:value-type="string">
            <text:p>7.6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Laukuva</text:p>
          </table:table-cell>
          <table:table-cell office:value-type="string">
            <text:p>metinė</text:p>
          </table:table-cell>
          <table:table-cell office:value-type="string">
            <text:p>6.9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Kaunas</text:p>
          </table:table-cell>
          <table:table-cell office:value-type="string">
            <text:p>metinė</text:p>
          </table:table-cell>
          <table:table-cell office:value-type="string">
            <text:p>7.8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Klaipėda</text:p>
          </table:table-cell>
          <table:table-cell office:value-type="string">
            <text:p>metinė</text:p>
          </table:table-cell>
          <table:table-cell office:value-type="string">
            <text:p>8.5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Šiauliai</text:p>
          </table:table-cell>
          <table:table-cell office:value-type="string">
            <text:p>metinė</text:p>
          </table:table-cell>
          <table:table-cell office:value-type="string">
            <text:p>7.6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Utena</text:p>
          </table:table-cell>
          <table:table-cell office:value-type="string">
            <text:p>metinė</text:p>
          </table:table-cell>
          <table:table-cell office:value-type="string">
            <text:p>7.4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Varėna</text:p>
          </table:table-cell>
          <table:table-cell office:value-type="string">
            <text:p>metinė</text:p>
          </table:table-cell>
          <table:table-cell office:value-type="string">
            <text:p>7.4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Vilnius</text:p>
          </table:table-cell>
          <table:table-cell office:value-type="string">
            <text:p>metinė</text:p>
          </table:table-cell>
          <table:table-cell office:value-type="string">
            <text:p>7.5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Biržai</text:p>
          </table:table-cell>
          <table:table-cell office:value-type="string">
            <text:p>sausio mėn.</text:p>
          </table:table-cell>
          <table:table-cell office:value-type="string">
            <text:p>-3.1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Laukuva</text:p>
          </table:table-cell>
          <table:table-cell office:value-type="string">
            <text:p>sausio mėn.</text:p>
          </table:table-cell>
          <table:table-cell office:value-type="string">
            <text:p>-3.3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Kaunas</text:p>
          </table:table-cell>
          <table:table-cell office:value-type="string">
            <text:p>sausio mėn.</text:p>
          </table:table-cell>
          <table:table-cell office:value-type="string">
            <text:p>-3.0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Klaipėda</text:p>
          </table:table-cell>
          <table:table-cell office:value-type="string">
            <text:p>sausio mėn.</text:p>
          </table:table-cell>
          <table:table-cell office:value-type="string">
            <text:p>-1.0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Šiauliai</text:p>
          </table:table-cell>
          <table:table-cell office:value-type="string">
            <text:p>sausio mėn.</text:p>
          </table:table-cell>
          <table:table-cell office:value-type="string">
            <text:p>-2.8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Utena</text:p>
          </table:table-cell>
          <table:table-cell office:value-type="string">
            <text:p>sausio mėn.</text:p>
          </table:table-cell>
          <table:table-cell office:value-type="string">
            <text:p>-3.2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Varėna</text:p>
          </table:table-cell>
          <table:table-cell office:value-type="string">
            <text:p>sausio mėn.</text:p>
          </table:table-cell>
          <table:table-cell office:value-type="string">
            <text:p>-2.7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Vilnius</text:p>
          </table:table-cell>
          <table:table-cell office:value-type="string">
            <text:p>sausio mėn.</text:p>
          </table:table-cell>
          <table:table-cell office:value-type="string">
            <text:p>-3.3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Biržai</text:p>
          </table:table-cell>
          <table:table-cell office:value-type="string">
            <text:p>liepos mėn.</text:p>
          </table:table-cell>
          <table:table-cell office:value-type="string">
            <text:p>20.2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Laukuva</text:p>
          </table:table-cell>
          <table:table-cell office:value-type="string">
            <text:p>liepos mėn.</text:p>
          </table:table-cell>
          <table:table-cell office:value-type="string">
            <text:p>18.3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Kaunas</text:p>
          </table:table-cell>
          <table:table-cell office:value-type="string">
            <text:p>liepos mėn.</text:p>
          </table:table-cell>
          <table:table-cell office:value-type="string">
            <text:p>19.6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Klaipėda</text:p>
          </table:table-cell>
          <table:table-cell office:value-type="string">
            <text:p>liepos mėn.</text:p>
          </table:table-cell>
          <table:table-cell office:value-type="string">
            <text:p>19.0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Šiauliai</text:p>
          </table:table-cell>
          <table:table-cell office:value-type="string">
            <text:p>liepos mėn.</text:p>
          </table:table-cell>
          <table:table-cell office:value-type="string">
            <text:p>19.5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Utena</text:p>
          </table:table-cell>
          <table:table-cell office:value-type="string">
            <text:p>liepos mėn.</text:p>
          </table:table-cell>
          <table:table-cell office:value-type="string">
            <text:p>20.0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Varėna</text:p>
          </table:table-cell>
          <table:table-cell office:value-type="string">
            <text:p>liepos mėn.</text:p>
          </table:table-cell>
          <table:table-cell office:value-type="string">
            <text:p>19.2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Vilnius</text:p>
          </table:table-cell>
          <table:table-cell office:value-type="string">
            <text:p>liepos mėn.</text:p>
          </table:table-cell>
          <table:table-cell office:value-type="string">
            <text:p>19.6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Biržai</text:p>
          </table:table-cell>
          <table:table-cell office:value-type="string">
            <text:p>metinė</text:p>
          </table:table-cell>
          <table:table-cell office:value-type="string">
            <text:p>6.1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Laukuva</text:p>
          </table:table-cell>
          <table:table-cell office:value-type="string">
            <text:p>metinė</text:p>
          </table:table-cell>
          <table:table-cell office:value-type="string">
            <text:p>5.4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Kaunas</text:p>
          </table:table-cell>
          <table:table-cell office:value-type="string">
            <text:p>metinė</text:p>
          </table:table-cell>
          <table:table-cell office:value-type="string">
            <text:p>6.5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Klaipėda</text:p>
          </table:table-cell>
          <table:table-cell office:value-type="string">
            <text:p>metinė</text:p>
          </table:table-cell>
          <table:table-cell office:value-type="string">
            <text:p>6.6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Šiauliai</text:p>
          </table:table-cell>
          <table:table-cell office:value-type="string">
            <text:p>metinė</text:p>
          </table:table-cell>
          <table:table-cell office:value-type="string">
            <text:p>6.0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Utena</text:p>
          </table:table-cell>
          <table:table-cell office:value-type="string">
            <text:p>metinė</text:p>
          </table:table-cell>
          <table:table-cell office:value-type="string">
            <text:p>6.3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Varėna</text:p>
          </table:table-cell>
          <table:table-cell office:value-type="string">
            <text:p>metinė</text:p>
          </table:table-cell>
          <table:table-cell office:value-type="string">
            <text:p>6.5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Vilnius</text:p>
          </table:table-cell>
          <table:table-cell office:value-type="string">
            <text:p>metinė</text:p>
          </table:table-cell>
          <table:table-cell office:value-type="string">
            <text:p>6.5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Biržai</text:p>
          </table:table-cell>
          <table:table-cell office:value-type="string">
            <text:p>sausio mėn.</text:p>
          </table:table-cell>
          <table:table-cell office:value-type="string">
            <text:p>-12.0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Laukuva</text:p>
          </table:table-cell>
          <table:table-cell office:value-type="string">
            <text:p>sausio mėn.</text:p>
          </table:table-cell>
          <table:table-cell office:value-type="string">
            <text:p>-10.6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Kaunas</text:p>
          </table:table-cell>
          <table:table-cell office:value-type="string">
            <text:p>sausio mėn.</text:p>
          </table:table-cell>
          <table:table-cell office:value-type="string">
            <text:p>-10.2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Klaipėda</text:p>
          </table:table-cell>
          <table:table-cell office:value-type="string">
            <text:p>sausio mėn.</text:p>
          </table:table-cell>
          <table:table-cell office:value-type="string">
            <text:p>-8.1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Šiauliai</text:p>
          </table:table-cell>
          <table:table-cell office:value-type="string">
            <text:p>sausio mėn.</text:p>
          </table:table-cell>
          <table:table-cell office:value-type="string">
            <text:p>-11.6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Utena</text:p>
          </table:table-cell>
          <table:table-cell office:value-type="string">
            <text:p>sausio mėn.</text:p>
          </table:table-cell>
          <table:table-cell office:value-type="string">
            <text:p>-11.1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Varėna</text:p>
          </table:table-cell>
          <table:table-cell office:value-type="string">
            <text:p>sausio mėn.</text:p>
          </table:table-cell>
          <table:table-cell office:value-type="string">
            <text:p>-10.6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Vilnius</text:p>
          </table:table-cell>
          <table:table-cell office:value-type="string">
            <text:p>sausio mėn.</text:p>
          </table:table-cell>
          <table:table-cell office:value-type="string">
            <text:p>-10.4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Biržai</text:p>
          </table:table-cell>
          <table:table-cell office:value-type="string">
            <text:p>liepos mėn.</text:p>
          </table:table-cell>
          <table:table-cell office:value-type="string">
            <text:p>22.2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Laukuva</text:p>
          </table:table-cell>
          <table:table-cell office:value-type="string">
            <text:p>liepos mėn.</text:p>
          </table:table-cell>
          <table:table-cell office:value-type="string">
            <text:p>20.4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Kaunas</text:p>
          </table:table-cell>
          <table:table-cell office:value-type="string">
            <text:p>liepos mėn.</text:p>
          </table:table-cell>
          <table:table-cell office:value-type="string">
            <text:p>21.9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Klaipėda</text:p>
          </table:table-cell>
          <table:table-cell office:value-type="string">
            <text:p>liepos mėn.</text:p>
          </table:table-cell>
          <table:table-cell office:value-type="string">
            <text:p>20.9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Šiauliai</text:p>
          </table:table-cell>
          <table:table-cell office:value-type="string">
            <text:p>liepos mėn.</text:p>
          </table:table-cell>
          <table:table-cell office:value-type="string">
            <text:p>21.6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Utena</text:p>
          </table:table-cell>
          <table:table-cell office:value-type="string">
            <text:p>liepos mėn.</text:p>
          </table:table-cell>
          <table:table-cell office:value-type="string">
            <text:p>22.1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Varėna</text:p>
          </table:table-cell>
          <table:table-cell office:value-type="string">
            <text:p>liepos mėn.</text:p>
          </table:table-cell>
          <table:table-cell office:value-type="string">
            <text:p>21.7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Vilnius</text:p>
          </table:table-cell>
          <table:table-cell office:value-type="string">
            <text:p>liepos mėn.</text:p>
          </table:table-cell>
          <table:table-cell office:value-type="string">
            <text:p>21.8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Biržai</text:p>
          </table:table-cell>
          <table:table-cell office:value-type="string">
            <text:p>metinė</text:p>
          </table:table-cell>
          <table:table-cell office:value-type="string">
            <text:p>6.9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Laukuva</text:p>
          </table:table-cell>
          <table:table-cell office:value-type="string">
            <text:p>metinė</text:p>
          </table:table-cell>
          <table:table-cell office:value-type="string">
            <text:p>6.4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Kaunas</text:p>
          </table:table-cell>
          <table:table-cell office:value-type="string">
            <text:p>metinė</text:p>
          </table:table-cell>
          <table:table-cell office:value-type="string">
            <text:p>7.2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Klaipėda</text:p>
          </table:table-cell>
          <table:table-cell office:value-type="string">
            <text:p>metinė</text:p>
          </table:table-cell>
          <table:table-cell office:value-type="string">
            <text:p>8.1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Šiauliai</text:p>
          </table:table-cell>
          <table:table-cell office:value-type="string">
            <text:p>metinė</text:p>
          </table:table-cell>
          <table:table-cell office:value-type="string">
            <text:p>7.0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Utena</text:p>
          </table:table-cell>
          <table:table-cell office:value-type="string">
            <text:p>metinė</text:p>
          </table:table-cell>
          <table:table-cell office:value-type="string">
            <text:p>6.9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Varėna</text:p>
          </table:table-cell>
          <table:table-cell office:value-type="string">
            <text:p>metinė</text:p>
          </table:table-cell>
          <table:table-cell office:value-type="string">
            <text:p>7.0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Vilnius</text:p>
          </table:table-cell>
          <table:table-cell office:value-type="string">
            <text:p>metinė</text:p>
          </table:table-cell>
          <table:table-cell office:value-type="string">
            <text:p>6.9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Biržai</text:p>
          </table:table-cell>
          <table:table-cell office:value-type="string">
            <text:p>sausio mėn.</text:p>
          </table:table-cell>
          <table:table-cell office:value-type="string">
            <text:p>-2.8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Laukuva</text:p>
          </table:table-cell>
          <table:table-cell office:value-type="string">
            <text:p>sausio mėn.</text:p>
          </table:table-cell>
          <table:table-cell office:value-type="string">
            <text:p>-3.2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Kaunas</text:p>
          </table:table-cell>
          <table:table-cell office:value-type="string">
            <text:p>sausio mėn.</text:p>
          </table:table-cell>
          <table:table-cell office:value-type="string">
            <text:p>-3.4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Klaipėda</text:p>
          </table:table-cell>
          <table:table-cell office:value-type="string">
            <text:p>sausio mėn.</text:p>
          </table:table-cell>
          <table:table-cell office:value-type="string">
            <text:p>-0.3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Šiauliai</text:p>
          </table:table-cell>
          <table:table-cell office:value-type="string">
            <text:p>sausio mėn.</text:p>
          </table:table-cell>
          <table:table-cell office:value-type="string">
            <text:p>-2.4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Utena</text:p>
          </table:table-cell>
          <table:table-cell office:value-type="string">
            <text:p>sausio mėn.</text:p>
          </table:table-cell>
          <table:table-cell office:value-type="string">
            <text:p>-3.1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Varėna</text:p>
          </table:table-cell>
          <table:table-cell office:value-type="string">
            <text:p>sausio mėn.</text:p>
          </table:table-cell>
          <table:table-cell office:value-type="string">
            <text:p>-3.8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Vilnius</text:p>
          </table:table-cell>
          <table:table-cell office:value-type="string">
            <text:p>sausio mėn.</text:p>
          </table:table-cell>
          <table:table-cell office:value-type="string">
            <text:p>-3.8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Biržai</text:p>
          </table:table-cell>
          <table:table-cell office:value-type="string">
            <text:p>liepos mėn.</text:p>
          </table:table-cell>
          <table:table-cell office:value-type="string">
            <text:p>18.2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Laukuva</text:p>
          </table:table-cell>
          <table:table-cell office:value-type="string">
            <text:p>liepos mėn.</text:p>
          </table:table-cell>
          <table:table-cell office:value-type="string">
            <text:p>17.2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Kaunas</text:p>
          </table:table-cell>
          <table:table-cell office:value-type="string">
            <text:p>liepos mėn.</text:p>
          </table:table-cell>
          <table:table-cell office:value-type="string">
            <text:p>18.4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Klaipėda</text:p>
          </table:table-cell>
          <table:table-cell office:value-type="string">
            <text:p>liepos mėn.</text:p>
          </table:table-cell>
          <table:table-cell office:value-type="string">
            <text:p>18.7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Šiauliai</text:p>
          </table:table-cell>
          <table:table-cell office:value-type="string">
            <text:p>liepos mėn.</text:p>
          </table:table-cell>
          <table:table-cell office:value-type="string">
            <text:p>18.2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Utena</text:p>
          </table:table-cell>
          <table:table-cell office:value-type="string">
            <text:p>liepos mėn.</text:p>
          </table:table-cell>
          <table:table-cell office:value-type="string">
            <text:p>18.0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Varėna</text:p>
          </table:table-cell>
          <table:table-cell office:value-type="string">
            <text:p>liepos mėn.</text:p>
          </table:table-cell>
          <table:table-cell office:value-type="string">
            <text:p>18.3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Vilnius</text:p>
          </table:table-cell>
          <table:table-cell office:value-type="string">
            <text:p>liepos mėn.</text:p>
          </table:table-cell>
          <table:table-cell office:value-type="string">
            <text:p>18.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Biržai</text:p>
          </table:table-cell>
          <table:table-cell office:value-type="string">
            <text:p>metinė</text:p>
          </table:table-cell>
          <table:table-cell office:value-type="string">
            <text:p>8.1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Laukuva</text:p>
          </table:table-cell>
          <table:table-cell office:value-type="string">
            <text:p>metinė</text:p>
          </table:table-cell>
          <table:table-cell office:value-type="string">
            <text:p>7.6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Kaunas</text:p>
          </table:table-cell>
          <table:table-cell office:value-type="string">
            <text:p>metinė</text:p>
          </table:table-cell>
          <table:table-cell office:value-type="string">
            <text:p>8.5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Klaipėda</text:p>
          </table:table-cell>
          <table:table-cell office:value-type="string">
            <text:p>metinė</text:p>
          </table:table-cell>
          <table:table-cell office:value-type="string">
            <text:p>9.1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Šiauliai</text:p>
          </table:table-cell>
          <table:table-cell office:value-type="string">
            <text:p>metinė</text:p>
          </table:table-cell>
          <table:table-cell office:value-type="string">
            <text:p>8.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Utena</text:p>
          </table:table-cell>
          <table:table-cell office:value-type="string">
            <text:p>metinė</text:p>
          </table:table-cell>
          <table:table-cell office:value-type="string">
            <text:p>8.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Varėna</text:p>
          </table:table-cell>
          <table:table-cell office:value-type="string">
            <text:p>metinė</text:p>
          </table:table-cell>
          <table:table-cell office:value-type="string">
            <text:p>8.1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Vilnius</text:p>
          </table:table-cell>
          <table:table-cell office:value-type="string">
            <text:p>metinė</text:p>
          </table:table-cell>
          <table:table-cell office:value-type="string">
            <text:p>7.9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Biržai</text:p>
          </table:table-cell>
          <table:table-cell office:value-type="string">
            <text:p>sausio mėn.</text:p>
          </table:table-cell>
          <table:table-cell office:value-type="string">
            <text:p>0.8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Laukuva</text:p>
          </table:table-cell>
          <table:table-cell office:value-type="string">
            <text:p>sausio mėn.</text:p>
          </table:table-cell>
          <table:table-cell office:value-type="string">
            <text:p>0.6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Kaunas</text:p>
          </table:table-cell>
          <table:table-cell office:value-type="string">
            <text:p>sausio mėn.</text:p>
          </table:table-cell>
          <table:table-cell office:value-type="string">
            <text:p>0.8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Klaipėda</text:p>
          </table:table-cell>
          <table:table-cell office:value-type="string">
            <text:p>sausio mėn.</text:p>
          </table:table-cell>
          <table:table-cell office:value-type="string">
            <text:p>2.7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Šiauliai</text:p>
          </table:table-cell>
          <table:table-cell office:value-type="string">
            <text:p>sausio mėn.</text:p>
          </table:table-cell>
          <table:table-cell office:value-type="string">
            <text:p>1.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Utena</text:p>
          </table:table-cell>
          <table:table-cell office:value-type="string">
            <text:p>sausio mėn.</text:p>
          </table:table-cell>
          <table:table-cell office:value-type="string">
            <text:p>0.3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Varėna</text:p>
          </table:table-cell>
          <table:table-cell office:value-type="string">
            <text:p>sausio mėn.</text:p>
          </table:table-cell>
          <table:table-cell office:value-type="string">
            <text:p>0.1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Vilnius</text:p>
          </table:table-cell>
          <table:table-cell office:value-type="string">
            <text:p>sausio mėn.</text:p>
          </table:table-cell>
          <table:table-cell office:value-type="string">
            <text:p>-0.4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Biržai</text:p>
          </table:table-cell>
          <table:table-cell office:value-type="string">
            <text:p>liepos mėn.</text:p>
          </table:table-cell>
          <table:table-cell office:value-type="string">
            <text:p>15.6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Laukuva</text:p>
          </table:table-cell>
          <table:table-cell office:value-type="string">
            <text:p>liepos mėn.</text:p>
          </table:table-cell>
          <table:table-cell office:value-type="string">
            <text:p>15.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Kaunas</text:p>
          </table:table-cell>
          <table:table-cell office:value-type="string">
            <text:p>liepos mėn.</text:p>
          </table:table-cell>
          <table:table-cell office:value-type="string">
            <text:p>16.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Klaipėda</text:p>
          </table:table-cell>
          <table:table-cell office:value-type="string">
            <text:p>liepos mėn.</text:p>
          </table:table-cell>
          <table:table-cell office:value-type="string">
            <text:p>15.9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Šiauliai</text:p>
          </table:table-cell>
          <table:table-cell office:value-type="string">
            <text:p>liepos mėn.</text:p>
          </table:table-cell>
          <table:table-cell office:value-type="string">
            <text:p>15.5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Utena</text:p>
          </table:table-cell>
          <table:table-cell office:value-type="string">
            <text:p>liepos mėn.</text:p>
          </table:table-cell>
          <table:table-cell office:value-type="string">
            <text:p>15.4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Varėna</text:p>
          </table:table-cell>
          <table:table-cell office:value-type="string">
            <text:p>liepos mėn.</text:p>
          </table:table-cell>
          <table:table-cell office:value-type="string">
            <text:p>15.8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Vilnius</text:p>
          </table:table-cell>
          <table:table-cell office:value-type="string">
            <text:p>liepos mėn.</text:p>
          </table:table-cell>
          <table:table-cell office:value-type="string">
            <text:p>15.8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Biržai</text:p>
          </table:table-cell>
          <table:table-cell office:value-type="string">
            <text:p>metinė</text:p>
          </table:table-cell>
          <table:table-cell office:value-type="string">
            <text:p>7.5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Laukuva</text:p>
          </table:table-cell>
          <table:table-cell office:value-type="string">
            <text:p>metinė</text:p>
          </table:table-cell>
          <table:table-cell office:value-type="string">
            <text:p>7.1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Kaunas</text:p>
          </table:table-cell>
          <table:table-cell office:value-type="string">
            <text:p>metinė</text:p>
          </table:table-cell>
          <table:table-cell office:value-type="string">
            <text:p>8.1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Klaipėda</text:p>
          </table:table-cell>
          <table:table-cell office:value-type="string">
            <text:p>metinė</text:p>
          </table:table-cell>
          <table:table-cell office:value-type="string">
            <text:p>8.8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Šiauliai</text:p>
          </table:table-cell>
          <table:table-cell office:value-type="string">
            <text:p>metinė</text:p>
          </table:table-cell>
          <table:table-cell office:value-type="string">
            <text:p>7.6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Utena</text:p>
          </table:table-cell>
          <table:table-cell office:value-type="string">
            <text:p>metinė</text:p>
          </table:table-cell>
          <table:table-cell office:value-type="string">
            <text:p>7.4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Varėna</text:p>
          </table:table-cell>
          <table:table-cell office:value-type="string">
            <text:p>metinė</text:p>
          </table:table-cell>
          <table:table-cell office:value-type="string">
            <text:p>7.8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Vilnius</text:p>
          </table:table-cell>
          <table:table-cell office:value-type="string">
            <text:p>metinė</text:p>
          </table:table-cell>
          <table:table-cell office:value-type="string">
            <text:p>7.7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Biržai</text:p>
          </table:table-cell>
          <table:table-cell office:value-type="string">
            <text:p>sausio mėn.</text:p>
          </table:table-cell>
          <table:table-cell office:value-type="string">
            <text:p>0.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Laukuva</text:p>
          </table:table-cell>
          <table:table-cell office:value-type="string">
            <text:p>sausio mėn.</text:p>
          </table:table-cell>
          <table:table-cell office:value-type="string">
            <text:p>0.5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Kaunas</text:p>
          </table:table-cell>
          <table:table-cell office:value-type="string">
            <text:p>sausio mėn.</text:p>
          </table:table-cell>
          <table:table-cell office:value-type="string">
            <text:p>1.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Klaipėda</text:p>
          </table:table-cell>
          <table:table-cell office:value-type="string">
            <text:p>sausio mėn.</text:p>
          </table:table-cell>
          <table:table-cell office:value-type="string">
            <text:p>3.1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Šiauliai</text:p>
          </table:table-cell>
          <table:table-cell office:value-type="string">
            <text:p>sausio mėn.</text:p>
          </table:table-cell>
          <table:table-cell office:value-type="string">
            <text:p>0.5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Utena</text:p>
          </table:table-cell>
          <table:table-cell office:value-type="string">
            <text:p>sausio mėn.</text:p>
          </table:table-cell>
          <table:table-cell office:value-type="string">
            <text:p>0.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Varėna</text:p>
          </table:table-cell>
          <table:table-cell office:value-type="string">
            <text:p>sausio mėn.</text:p>
          </table:table-cell>
          <table:table-cell office:value-type="string">
            <text:p>1.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Vilnius</text:p>
          </table:table-cell>
          <table:table-cell office:value-type="string">
            <text:p>sausio mėn.</text:p>
          </table:table-cell>
          <table:table-cell office:value-type="string">
            <text:p>0.6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Biržai</text:p>
          </table:table-cell>
          <table:table-cell office:value-type="string">
            <text:p>liepos mėn.</text:p>
          </table:table-cell>
          <table:table-cell office:value-type="string">
            <text:p>17.1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Laukuva</text:p>
          </table:table-cell>
          <table:table-cell office:value-type="string">
            <text:p>liepos mėn.</text:p>
          </table:table-cell>
          <table:table-cell office:value-type="string">
            <text:p>15.7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Kaunas</text:p>
          </table:table-cell>
          <table:table-cell office:value-type="string">
            <text:p>liepos mėn.</text:p>
          </table:table-cell>
          <table:table-cell office:value-type="string">
            <text:p>17.1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Klaipėda</text:p>
          </table:table-cell>
          <table:table-cell office:value-type="string">
            <text:p>liepos mėn.</text:p>
          </table:table-cell>
          <table:table-cell office:value-type="string">
            <text:p>16.8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Šiauliai</text:p>
          </table:table-cell>
          <table:table-cell office:value-type="string">
            <text:p>liepos mėn.</text:p>
          </table:table-cell>
          <table:table-cell office:value-type="string">
            <text:p>16.8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Utena</text:p>
          </table:table-cell>
          <table:table-cell office:value-type="string">
            <text:p>liepos mėn.</text:p>
          </table:table-cell>
          <table:table-cell office:value-type="string">
            <text:p>17.1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Varėna</text:p>
          </table:table-cell>
          <table:table-cell office:value-type="string">
            <text:p>liepos mėn.</text:p>
          </table:table-cell>
          <table:table-cell office:value-type="string">
            <text:p>17.2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Vilnius</text:p>
          </table:table-cell>
          <table:table-cell office:value-type="string">
            <text:p>liepos mėn.</text:p>
          </table:table-cell>
          <table:table-cell office:value-type="string">
            <text:p>17.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Biržai</text:p>
          </table:table-cell>
          <table:table-cell office:value-type="string">
            <text:p>metinė</text:p>
          </table:table-cell>
          <table:table-cell office:value-type="string">
            <text:p>7.4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Laukuva</text:p>
          </table:table-cell>
          <table:table-cell office:value-type="string">
            <text:p>metinė</text:p>
          </table:table-cell>
          <table:table-cell office:value-type="string">
            <text:p>6.9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Kaunas</text:p>
          </table:table-cell>
          <table:table-cell office:value-type="string">
            <text:p>metinė</text:p>
          </table:table-cell>
          <table:table-cell office:value-type="string">
            <text:p>7.6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Klaipėda</text:p>
          </table:table-cell>
          <table:table-cell office:value-type="string">
            <text:p>metinė</text:p>
          </table:table-cell>
          <table:table-cell office:value-type="string">
            <text:p>8.5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Šiauliai</text:p>
          </table:table-cell>
          <table:table-cell office:value-type="string">
            <text:p>metinė</text:p>
          </table:table-cell>
          <table:table-cell office:value-type="string">
            <text:p>7.5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Utena</text:p>
          </table:table-cell>
          <table:table-cell office:value-type="string">
            <text:p>metinė</text:p>
          </table:table-cell>
          <table:table-cell office:value-type="string">
            <text:p>7.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Varėna</text:p>
          </table:table-cell>
          <table:table-cell office:value-type="string">
            <text:p>metinė</text:p>
          </table:table-cell>
          <table:table-cell office:value-type="string">
            <text:p>7.1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Vilnius</text:p>
          </table:table-cell>
          <table:table-cell office:value-type="string">
            <text:p>metinė</text:p>
          </table:table-cell>
          <table:table-cell office:value-type="string">
            <text:p>7.1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Biržai</text:p>
          </table:table-cell>
          <table:table-cell office:value-type="string">
            <text:p>sausio mėn.</text:p>
          </table:table-cell>
          <table:table-cell office:value-type="string">
            <text:p>-6.7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Laukuva</text:p>
          </table:table-cell>
          <table:table-cell office:value-type="string">
            <text:p>sausio mėn.</text:p>
          </table:table-cell>
          <table:table-cell office:value-type="string">
            <text:p>-7.7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Kaunas</text:p>
          </table:table-cell>
          <table:table-cell office:value-type="string">
            <text:p>sausio mėn.</text:p>
          </table:table-cell>
          <table:table-cell office:value-type="string">
            <text:p>-7.2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Klaipėda</text:p>
          </table:table-cell>
          <table:table-cell office:value-type="string">
            <text:p>sausio mėn.</text:p>
          </table:table-cell>
          <table:table-cell office:value-type="string">
            <text:p>-5.5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Šiauliai</text:p>
          </table:table-cell>
          <table:table-cell office:value-type="string">
            <text:p>sausio mėn.</text:p>
          </table:table-cell>
          <table:table-cell office:value-type="string">
            <text:p>-6.9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Utena</text:p>
          </table:table-cell>
          <table:table-cell office:value-type="string">
            <text:p>sausio mėn.</text:p>
          </table:table-cell>
          <table:table-cell office:value-type="string">
            <text:p>-7.2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Varėna</text:p>
          </table:table-cell>
          <table:table-cell office:value-type="string">
            <text:p>sausio mėn.</text:p>
          </table:table-cell>
          <table:table-cell office:value-type="string">
            <text:p>-7.7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Vilnius</text:p>
          </table:table-cell>
          <table:table-cell office:value-type="string">
            <text:p>sausio mėn.</text:p>
          </table:table-cell>
          <table:table-cell office:value-type="string">
            <text:p>-7.8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Biržai</text:p>
          </table:table-cell>
          <table:table-cell office:value-type="string">
            <text:p>liepos mėn.</text:p>
          </table:table-cell>
          <table:table-cell office:value-type="string">
            <text:p>20.8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Laukuva</text:p>
          </table:table-cell>
          <table:table-cell office:value-type="string">
            <text:p>liepos mėn.</text:p>
          </table:table-cell>
          <table:table-cell office:value-type="string">
            <text:p>20.2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Kaunas</text:p>
          </table:table-cell>
          <table:table-cell office:value-type="string">
            <text:p>liepos mėn.</text:p>
          </table:table-cell>
          <table:table-cell office:value-type="string">
            <text:p>20.9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Klaipėda</text:p>
          </table:table-cell>
          <table:table-cell office:value-type="string">
            <text:p>liepos mėn.</text:p>
          </table:table-cell>
          <table:table-cell office:value-type="string">
            <text:p>19.6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Šiauliai</text:p>
          </table:table-cell>
          <table:table-cell office:value-type="string">
            <text:p>liepos mėn.</text:p>
          </table:table-cell>
          <table:table-cell office:value-type="string">
            <text:p>20.8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Utena</text:p>
          </table:table-cell>
          <table:table-cell office:value-type="string">
            <text:p>liepos mėn.</text:p>
          </table:table-cell>
          <table:table-cell office:value-type="string">
            <text:p>20.1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Varėna</text:p>
          </table:table-cell>
          <table:table-cell office:value-type="string">
            <text:p>liepos mėn.</text:p>
          </table:table-cell>
          <table:table-cell office:value-type="string">
            <text:p>20.5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Vilnius</text:p>
          </table:table-cell>
          <table:table-cell office:value-type="string">
            <text:p>liepos mėn.</text:p>
          </table:table-cell>
          <table:table-cell office:value-type="string">
            <text:p>20.8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Biržai</text:p>
          </table:table-cell>
          <table:table-cell office:value-type="string">
            <text:p>metinė</text:p>
          </table:table-cell>
          <table:table-cell office:value-type="string">
            <text:p>6.6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Laukuva</text:p>
          </table:table-cell>
          <table:table-cell office:value-type="string">
            <text:p>metinė</text:p>
          </table:table-cell>
          <table:table-cell office:value-type="string">
            <text:p>6.2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Kaunas</text:p>
          </table:table-cell>
          <table:table-cell office:value-type="string">
            <text:p>metinė</text:p>
          </table:table-cell>
          <table:table-cell office:value-type="string">
            <text:p>7.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Klaipėda</text:p>
          </table:table-cell>
          <table:table-cell office:value-type="string">
            <text:p>metinė</text:p>
          </table:table-cell>
          <table:table-cell office:value-type="string">
            <text:p>7.9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Šiauliai</text:p>
          </table:table-cell>
          <table:table-cell office:value-type="string">
            <text:p>metinė</text:p>
          </table:table-cell>
          <table:table-cell office:value-type="string">
            <text:p>6.8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Utena</text:p>
          </table:table-cell>
          <table:table-cell office:value-type="string">
            <text:p>metinė</text:p>
          </table:table-cell>
          <table:table-cell office:value-type="string">
            <text:p>6.5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Varėna</text:p>
          </table:table-cell>
          <table:table-cell office:value-type="string">
            <text:p>metinė</text:p>
          </table:table-cell>
          <table:table-cell office:value-type="string">
            <text:p>6.7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Vilnius</text:p>
          </table:table-cell>
          <table:table-cell office:value-type="string">
            <text:p>metinė</text:p>
          </table:table-cell>
          <table:table-cell office:value-type="string">
            <text:p>6.7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Biržai</text:p>
          </table:table-cell>
          <table:table-cell office:value-type="string">
            <text:p>sausio mėn.</text:p>
          </table:table-cell>
          <table:table-cell office:value-type="string">
            <text:p>-0.8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Laukuva</text:p>
          </table:table-cell>
          <table:table-cell office:value-type="string">
            <text:p>sausio mėn.</text:p>
          </table:table-cell>
          <table:table-cell office:value-type="string">
            <text:p>-0.8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Kaunas</text:p>
          </table:table-cell>
          <table:table-cell office:value-type="string">
            <text:p>sausio mėn.</text:p>
          </table:table-cell>
          <table:table-cell office:value-type="string">
            <text:p>-0.3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Klaipėda</text:p>
          </table:table-cell>
          <table:table-cell office:value-type="string">
            <text:p>sausio mėn.</text:p>
          </table:table-cell>
          <table:table-cell office:value-type="string">
            <text:p>1.6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Šiauliai</text:p>
          </table:table-cell>
          <table:table-cell office:value-type="string">
            <text:p>sausio mėn.</text:p>
          </table:table-cell>
          <table:table-cell office:value-type="string">
            <text:p>-0.4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Utena</text:p>
          </table:table-cell>
          <table:table-cell office:value-type="string">
            <text:p>sausio mėn.</text:p>
          </table:table-cell>
          <table:table-cell office:value-type="string">
            <text:p>-0.8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Varėna</text:p>
          </table:table-cell>
          <table:table-cell office:value-type="string">
            <text:p>sausio mėn.</text:p>
          </table:table-cell>
          <table:table-cell office:value-type="string">
            <text:p>-0.4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Vilnius</text:p>
          </table:table-cell>
          <table:table-cell office:value-type="string">
            <text:p>sausio mėn.</text:p>
          </table:table-cell>
          <table:table-cell office:value-type="string">
            <text:p>-0.9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Biržai</text:p>
          </table:table-cell>
          <table:table-cell office:value-type="string">
            <text:p>liepos mėn.</text:p>
          </table:table-cell>
          <table:table-cell office:value-type="string">
            <text:p>18.9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Laukuva</text:p>
          </table:table-cell>
          <table:table-cell office:value-type="string">
            <text:p>liepos mėn.</text:p>
          </table:table-cell>
          <table:table-cell office:value-type="string">
            <text:p>18.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Kaunas</text:p>
          </table:table-cell>
          <table:table-cell office:value-type="string">
            <text:p>liepos mėn.</text:p>
          </table:table-cell>
          <table:table-cell office:value-type="string">
            <text:p>19.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Klaipėda</text:p>
          </table:table-cell>
          <table:table-cell office:value-type="string">
            <text:p>liepos mėn.</text:p>
          </table:table-cell>
          <table:table-cell office:value-type="string">
            <text:p>19.3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Šiauliai</text:p>
          </table:table-cell>
          <table:table-cell office:value-type="string">
            <text:p>liepos mėn.</text:p>
          </table:table-cell>
          <table:table-cell office:value-type="string">
            <text:p>18.9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Utena</text:p>
          </table:table-cell>
          <table:table-cell office:value-type="string">
            <text:p>liepos mėn.</text:p>
          </table:table-cell>
          <table:table-cell office:value-type="string">
            <text:p>18.4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Varėna</text:p>
          </table:table-cell>
          <table:table-cell office:value-type="string">
            <text:p>liepos mėn.</text:p>
          </table:table-cell>
          <table:table-cell office:value-type="string">
            <text:p>18.6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Vilnius</text:p>
          </table:table-cell>
          <table:table-cell office:value-type="string">
            <text:p>liepos mėn.</text:p>
          </table:table-cell>
          <table:table-cell office:value-type="string">
            <text:p>19.1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Biržai</text:p>
          </table:table-cell>
          <table:table-cell office:value-type="string">
            <text:p>metinė</text:p>
          </table:table-cell>
          <table:table-cell office:value-type="string">
            <text:p>6.6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Laukuva</text:p>
          </table:table-cell>
          <table:table-cell office:value-type="string">
            <text:p>metinė</text:p>
          </table:table-cell>
          <table:table-cell office:value-type="string">
            <text:p>6.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Kaunas</text:p>
          </table:table-cell>
          <table:table-cell office:value-type="string">
            <text:p>metinė</text:p>
          </table:table-cell>
          <table:table-cell office:value-type="string">
            <text:p>6.9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Klaipėda</text:p>
          </table:table-cell>
          <table:table-cell office:value-type="string">
            <text:p>metinė</text:p>
          </table:table-cell>
          <table:table-cell office:value-type="string">
            <text:p>7.9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Šiauliai</text:p>
          </table:table-cell>
          <table:table-cell office:value-type="string">
            <text:p>metinė</text:p>
          </table:table-cell>
          <table:table-cell office:value-type="string">
            <text:p>6.7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Utena</text:p>
          </table:table-cell>
          <table:table-cell office:value-type="string">
            <text:p>metinė</text:p>
          </table:table-cell>
          <table:table-cell office:value-type="string">
            <text:p>6.5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Varėna</text:p>
          </table:table-cell>
          <table:table-cell office:value-type="string">
            <text:p>metinė</text:p>
          </table:table-cell>
          <table:table-cell office:value-type="string">
            <text:p>6.7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Vilnius</text:p>
          </table:table-cell>
          <table:table-cell office:value-type="string">
            <text:p>metinė</text:p>
          </table:table-cell>
          <table:table-cell office:value-type="string">
            <text:p>6.3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Biržai</text:p>
          </table:table-cell>
          <table:table-cell office:value-type="string">
            <text:p>sausio mėn.</text:p>
          </table:table-cell>
          <table:table-cell office:value-type="string">
            <text:p>-7.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Laukuva</text:p>
          </table:table-cell>
          <table:table-cell office:value-type="string">
            <text:p>sausio mėn.</text:p>
          </table:table-cell>
          <table:table-cell office:value-type="string">
            <text:p>-7.5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Kaunas</text:p>
          </table:table-cell>
          <table:table-cell office:value-type="string">
            <text:p>sausio mėn.</text:p>
          </table:table-cell>
          <table:table-cell office:value-type="string">
            <text:p>-7.4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Klaipėda</text:p>
          </table:table-cell>
          <table:table-cell office:value-type="string">
            <text:p>sausio mėn.</text:p>
          </table:table-cell>
          <table:table-cell office:value-type="string">
            <text:p>-5.2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Šiauliai</text:p>
          </table:table-cell>
          <table:table-cell office:value-type="string">
            <text:p>sausio mėn.</text:p>
          </table:table-cell>
          <table:table-cell office:value-type="string">
            <text:p>-7.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Utena</text:p>
          </table:table-cell>
          <table:table-cell office:value-type="string">
            <text:p>sausio mėn.</text:p>
          </table:table-cell>
          <table:table-cell office:value-type="string">
            <text:p>-7.6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Varėna</text:p>
          </table:table-cell>
          <table:table-cell office:value-type="string">
            <text:p>sausio mėn.</text:p>
          </table:table-cell>
          <table:table-cell office:value-type="string">
            <text:p>-7.3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Vilnius</text:p>
          </table:table-cell>
          <table:table-cell office:value-type="string">
            <text:p>sausio mėn.</text:p>
          </table:table-cell>
          <table:table-cell office:value-type="string">
            <text:p>-7.7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Biržai</text:p>
          </table:table-cell>
          <table:table-cell office:value-type="string">
            <text:p>liepos mėn.</text:p>
          </table:table-cell>
          <table:table-cell office:value-type="string">
            <text:p>16.7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Laukuva</text:p>
          </table:table-cell>
          <table:table-cell office:value-type="string">
            <text:p>liepos mėn.</text:p>
          </table:table-cell>
          <table:table-cell office:value-type="string">
            <text:p>15.2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Kaunas</text:p>
          </table:table-cell>
          <table:table-cell office:value-type="string">
            <text:p>liepos mėn.</text:p>
          </table:table-cell>
          <table:table-cell office:value-type="string">
            <text:p>16.6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Klaipėda</text:p>
          </table:table-cell>
          <table:table-cell office:value-type="string">
            <text:p>liepos mėn.</text:p>
          </table:table-cell>
          <table:table-cell office:value-type="string">
            <text:p>16.7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Šiauliai</text:p>
          </table:table-cell>
          <table:table-cell office:value-type="string">
            <text:p>liepos mėn.</text:p>
          </table:table-cell>
          <table:table-cell office:value-type="string">
            <text:p>16.4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Utena</text:p>
          </table:table-cell>
          <table:table-cell office:value-type="string">
            <text:p>liepos mėn.</text:p>
          </table:table-cell>
          <table:table-cell office:value-type="string">
            <text:p>16.7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Varėna</text:p>
          </table:table-cell>
          <table:table-cell office:value-type="string">
            <text:p>liepos mėn.</text:p>
          </table:table-cell>
          <table:table-cell office:value-type="string">
            <text:p>16.5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Vilnius</text:p>
          </table:table-cell>
          <table:table-cell office:value-type="string">
            <text:p>liepos mėn.</text:p>
          </table:table-cell>
          <table:table-cell office:value-type="string">
            <text:p>16.5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Biržai</text:p>
          </table:table-cell>
          <table:table-cell office:value-type="string">
            <text:p>metinė</text:p>
          </table:table-cell>
          <table:table-cell office:value-type="string">
            <text:p>6.7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Laukuva</text:p>
          </table:table-cell>
          <table:table-cell office:value-type="string">
            <text:p>metinė</text:p>
          </table:table-cell>
          <table:table-cell office:value-type="string">
            <text:p>6.2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Kaunas</text:p>
          </table:table-cell>
          <table:table-cell office:value-type="string">
            <text:p>metinė</text:p>
          </table:table-cell>
          <table:table-cell office:value-type="string">
            <text:p>6.9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Klaipėda</text:p>
          </table:table-cell>
          <table:table-cell office:value-type="string">
            <text:p>metinė</text:p>
          </table:table-cell>
          <table:table-cell office:value-type="string">
            <text:p>7.7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Šiauliai</text:p>
          </table:table-cell>
          <table:table-cell office:value-type="string">
            <text:p>metinė</text:p>
          </table:table-cell>
          <table:table-cell office:value-type="string">
            <text:p>6.8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Utena</text:p>
          </table:table-cell>
          <table:table-cell office:value-type="string">
            <text:p>metinė</text:p>
          </table:table-cell>
          <table:table-cell office:value-type="string">
            <text:p>6.4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Varėna</text:p>
          </table:table-cell>
          <table:table-cell office:value-type="string">
            <text:p>metinė</text:p>
          </table:table-cell>
          <table:table-cell office:value-type="string">
            <text:p>6.6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Vilnius</text:p>
          </table:table-cell>
          <table:table-cell office:value-type="string">
            <text:p>metinė</text:p>
          </table:table-cell>
          <table:table-cell office:value-type="string">
            <text:p>6.5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Biržai</text:p>
          </table:table-cell>
          <table:table-cell office:value-type="string">
            <text:p>sausio mėn.</text:p>
          </table:table-cell>
          <table:table-cell office:value-type="string">
            <text:p>-5.6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Laukuva</text:p>
          </table:table-cell>
          <table:table-cell office:value-type="string">
            <text:p>sausio mėn.</text:p>
          </table:table-cell>
          <table:table-cell office:value-type="string">
            <text:p>-5.4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Kaunas</text:p>
          </table:table-cell>
          <table:table-cell office:value-type="string">
            <text:p>sausio mėn.</text:p>
          </table:table-cell>
          <table:table-cell office:value-type="string">
            <text:p>-5.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Klaipėda</text:p>
          </table:table-cell>
          <table:table-cell office:value-type="string">
            <text:p>sausio mėn.</text:p>
          </table:table-cell>
          <table:table-cell office:value-type="string">
            <text:p>-3.2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Šiauliai</text:p>
          </table:table-cell>
          <table:table-cell office:value-type="string">
            <text:p>sausio mėn.</text:p>
          </table:table-cell>
          <table:table-cell office:value-type="string">
            <text:p>-4.8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Utena</text:p>
          </table:table-cell>
          <table:table-cell office:value-type="string">
            <text:p>sausio mėn.</text:p>
          </table:table-cell>
          <table:table-cell office:value-type="string">
            <text:p>-5.5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Varėna</text:p>
          </table:table-cell>
          <table:table-cell office:value-type="string">
            <text:p>sausio mėn.</text:p>
          </table:table-cell>
          <table:table-cell office:value-type="string">
            <text:p>-5.5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Vilnius</text:p>
          </table:table-cell>
          <table:table-cell office:value-type="string">
            <text:p>sausio mėn.</text:p>
          </table:table-cell>
          <table:table-cell office:value-type="string">
            <text:p>-5.9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Biržai</text:p>
          </table:table-cell>
          <table:table-cell office:value-type="string">
            <text:p>liepos mėn.</text:p>
          </table:table-cell>
          <table:table-cell office:value-type="string">
            <text:p>20.4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Laukuva</text:p>
          </table:table-cell>
          <table:table-cell office:value-type="string">
            <text:p>liepos mėn.</text:p>
          </table:table-cell>
          <table:table-cell office:value-type="string">
            <text:p>19.3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Kaunas</text:p>
          </table:table-cell>
          <table:table-cell office:value-type="string">
            <text:p>liepos mėn.</text:p>
          </table:table-cell>
          <table:table-cell office:value-type="string">
            <text:p>20.1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Klaipėda</text:p>
          </table:table-cell>
          <table:table-cell office:value-type="string">
            <text:p>liepos mėn.</text:p>
          </table:table-cell>
          <table:table-cell office:value-type="string">
            <text:p>19.9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Šiauliai</text:p>
          </table:table-cell>
          <table:table-cell office:value-type="string">
            <text:p>liepos mėn.</text:p>
          </table:table-cell>
          <table:table-cell office:value-type="string">
            <text:p>20.2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Utena</text:p>
          </table:table-cell>
          <table:table-cell office:value-type="string">
            <text:p>liepos mėn.</text:p>
          </table:table-cell>
          <table:table-cell office:value-type="string">
            <text:p>19.7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Varėna</text:p>
          </table:table-cell>
          <table:table-cell office:value-type="string">
            <text:p>liepos mėn.</text:p>
          </table:table-cell>
          <table:table-cell office:value-type="string">
            <text:p>19.8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Vilnius</text:p>
          </table:table-cell>
          <table:table-cell office:value-type="string">
            <text:p>liepos mėn.</text:p>
          </table:table-cell>
          <table:table-cell office:value-type="string">
            <text:p>19.7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Biržai</text:p>
          </table:table-cell>
          <table:table-cell office:value-type="string">
            <text:p>metinė</text:p>
          </table:table-cell>
          <table:table-cell office:value-type="string">
            <text:p>7.3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Laukuva</text:p>
          </table:table-cell>
          <table:table-cell office:value-type="string">
            <text:p>metinė</text:p>
          </table:table-cell>
          <table:table-cell office:value-type="string">
            <text:p>7.1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Kaunas</text:p>
          </table:table-cell>
          <table:table-cell office:value-type="string">
            <text:p>metinė</text:p>
          </table:table-cell>
          <table:table-cell office:value-type="string">
            <text:p>8.1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Klaipėda</text:p>
          </table:table-cell>
          <table:table-cell office:value-type="string">
            <text:p>metinė</text:p>
          </table:table-cell>
          <table:table-cell office:value-type="string">
            <text:p>8.7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Šiauliai</text:p>
          </table:table-cell>
          <table:table-cell office:value-type="string">
            <text:p>metinė</text:p>
          </table:table-cell>
          <table:table-cell office:value-type="string">
            <text:p>7.5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Utena</text:p>
          </table:table-cell>
          <table:table-cell office:value-type="string">
            <text:p>metinė</text:p>
          </table:table-cell>
          <table:table-cell office:value-type="string">
            <text:p>7.2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Varėna</text:p>
          </table:table-cell>
          <table:table-cell office:value-type="string">
            <text:p>metinė</text:p>
          </table:table-cell>
          <table:table-cell office:value-type="string">
            <text:p>7.5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Vilnius</text:p>
          </table:table-cell>
          <table:table-cell office:value-type="string">
            <text:p>metinė</text:p>
          </table:table-cell>
          <table:table-cell office:value-type="string">
            <text:p>7.6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Biržai</text:p>
          </table:table-cell>
          <table:table-cell office:value-type="string">
            <text:p>sausio mėn.</text:p>
          </table:table-cell>
          <table:table-cell office:value-type="string">
            <text:p>-1.9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Laukuva</text:p>
          </table:table-cell>
          <table:table-cell office:value-type="string">
            <text:p>sausio mėn.</text:p>
          </table:table-cell>
          <table:table-cell office:value-type="string">
            <text:p>-1.4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Kaunas</text:p>
          </table:table-cell>
          <table:table-cell office:value-type="string">
            <text:p>sausio mėn.</text:p>
          </table:table-cell>
          <table:table-cell office:value-type="string">
            <text:p>-1.5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Klaipėda</text:p>
          </table:table-cell>
          <table:table-cell office:value-type="string">
            <text:p>sausio mėn.</text:p>
          </table:table-cell>
          <table:table-cell office:value-type="string">
            <text:p>1.1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Šiauliai</text:p>
          </table:table-cell>
          <table:table-cell office:value-type="string">
            <text:p>sausio mėn.</text:p>
          </table:table-cell>
          <table:table-cell office:value-type="string">
            <text:p>-1.2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Utena</text:p>
          </table:table-cell>
          <table:table-cell office:value-type="string">
            <text:p>sausio mėn.</text:p>
          </table:table-cell>
          <table:table-cell office:value-type="string">
            <text:p>-2.3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Varėna</text:p>
          </table:table-cell>
          <table:table-cell office:value-type="string">
            <text:p>sausio mėn.</text:p>
          </table:table-cell>
          <table:table-cell office:value-type="string">
            <text:p>-1.8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Vilnius</text:p>
          </table:table-cell>
          <table:table-cell office:value-type="string">
            <text:p>sausio mėn.</text:p>
          </table:table-cell>
          <table:table-cell office:value-type="string">
            <text:p>-2.5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Biržai</text:p>
          </table:table-cell>
          <table:table-cell office:value-type="string">
            <text:p>liepos mėn.</text:p>
          </table:table-cell>
          <table:table-cell office:value-type="string">
            <text:p>20.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Laukuva</text:p>
          </table:table-cell>
          <table:table-cell office:value-type="string">
            <text:p>liepos mėn.</text:p>
          </table:table-cell>
          <table:table-cell office:value-type="string">
            <text:p>18.3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Kaunas</text:p>
          </table:table-cell>
          <table:table-cell office:value-type="string">
            <text:p>liepos mėn.</text:p>
          </table:table-cell>
          <table:table-cell office:value-type="string">
            <text:p>20.6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Klaipėda</text:p>
          </table:table-cell>
          <table:table-cell office:value-type="string">
            <text:p>liepos mėn.</text:p>
          </table:table-cell>
          <table:table-cell office:value-type="string">
            <text:p>19.6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Šiauliai</text:p>
          </table:table-cell>
          <table:table-cell office:value-type="string">
            <text:p>liepos mėn.</text:p>
          </table:table-cell>
          <table:table-cell office:value-type="string">
            <text:p>19.5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Utena</text:p>
          </table:table-cell>
          <table:table-cell office:value-type="string">
            <text:p>liepos mėn.</text:p>
          </table:table-cell>
          <table:table-cell office:value-type="string">
            <text:p>20.2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Varėna</text:p>
          </table:table-cell>
          <table:table-cell office:value-type="string">
            <text:p>liepos mėn.</text:p>
          </table:table-cell>
          <table:table-cell office:value-type="string">
            <text:p>20.6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Vilnius</text:p>
          </table:table-cell>
          <table:table-cell office:value-type="string">
            <text:p>liepos mėn.</text:p>
          </table:table-cell>
          <table:table-cell office:value-type="string">
            <text:p>20.8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Biržai</text:p>
          </table:table-cell>
          <table:table-cell office:value-type="string">
            <text:p>metinė</text:p>
          </table:table-cell>
          <table:table-cell office:value-type="string">
            <text:p>6.9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Laukuva</text:p>
          </table:table-cell>
          <table:table-cell office:value-type="string">
            <text:p>metinė</text:p>
          </table:table-cell>
          <table:table-cell office:value-type="string">
            <text:p>6.5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Kaunas</text:p>
          </table:table-cell>
          <table:table-cell office:value-type="string">
            <text:p>metinė</text:p>
          </table:table-cell>
          <table:table-cell office:value-type="string">
            <text:p>7.3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Klaipėda</text:p>
          </table:table-cell>
          <table:table-cell office:value-type="string">
            <text:p>metinė</text:p>
          </table:table-cell>
          <table:table-cell office:value-type="string">
            <text:p>7.9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Šiauliai</text:p>
          </table:table-cell>
          <table:table-cell office:value-type="string">
            <text:p>metinė</text:p>
          </table:table-cell>
          <table:table-cell office:value-type="string">
            <text:p>7.1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Utena</text:p>
          </table:table-cell>
          <table:table-cell office:value-type="string">
            <text:p>metinė</text:p>
          </table:table-cell>
          <table:table-cell office:value-type="string">
            <text:p>6.8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Varėna</text:p>
          </table:table-cell>
          <table:table-cell office:value-type="string">
            <text:p>metinė</text:p>
          </table:table-cell>
          <table:table-cell office:value-type="string">
            <text:p>7.0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Vilnius</text:p>
          </table:table-cell>
          <table:table-cell office:value-type="string">
            <text:p>metinė</text:p>
          </table:table-cell>
          <table:table-cell office:value-type="string">
            <text:p>6.6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Biržai</text:p>
          </table:table-cell>
          <table:table-cell office:value-type="string">
            <text:p>sausio mėn.</text:p>
          </table:table-cell>
          <table:table-cell office:value-type="string">
            <text:p>-1.2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Laukuva</text:p>
          </table:table-cell>
          <table:table-cell office:value-type="string">
            <text:p>sausio mėn.</text:p>
          </table:table-cell>
          <table:table-cell office:value-type="string">
            <text:p>-1.5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Kaunas</text:p>
          </table:table-cell>
          <table:table-cell office:value-type="string">
            <text:p>sausio mėn.</text:p>
          </table:table-cell>
          <table:table-cell office:value-type="string">
            <text:p>-1.0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Klaipėda</text:p>
          </table:table-cell>
          <table:table-cell office:value-type="string">
            <text:p>sausio mėn.</text:p>
          </table:table-cell>
          <table:table-cell office:value-type="string">
            <text:p>0.4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Šiauliai</text:p>
          </table:table-cell>
          <table:table-cell office:value-type="string">
            <text:p>sausio mėn.</text:p>
          </table:table-cell>
          <table:table-cell office:value-type="string">
            <text:p>-1.1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Utena</text:p>
          </table:table-cell>
          <table:table-cell office:value-type="string">
            <text:p>sausio mėn.</text:p>
          </table:table-cell>
          <table:table-cell office:value-type="string">
            <text:p>-1.2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Varėna</text:p>
          </table:table-cell>
          <table:table-cell office:value-type="string">
            <text:p>sausio mėn.</text:p>
          </table:table-cell>
          <table:table-cell office:value-type="string">
            <text:p>-1.1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Vilnius</text:p>
          </table:table-cell>
          <table:table-cell office:value-type="string">
            <text:p>sausio mėn.</text:p>
          </table:table-cell>
          <table:table-cell office:value-type="string">
            <text:p>-1.8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Biržai</text:p>
          </table:table-cell>
          <table:table-cell office:value-type="string">
            <text:p>liepos mėn.</text:p>
          </table:table-cell>
          <table:table-cell office:value-type="string">
            <text:p>21.1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Laukuva</text:p>
          </table:table-cell>
          <table:table-cell office:value-type="string">
            <text:p>liepos mėn.</text:p>
          </table:table-cell>
          <table:table-cell office:value-type="string">
            <text:p>19.8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Kaunas</text:p>
          </table:table-cell>
          <table:table-cell office:value-type="string">
            <text:p>liepos mėn.</text:p>
          </table:table-cell>
          <table:table-cell office:value-type="string">
            <text:p>20.9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Klaipėda</text:p>
          </table:table-cell>
          <table:table-cell office:value-type="string">
            <text:p>liepos mėn.</text:p>
          </table:table-cell>
          <table:table-cell office:value-type="string">
            <text:p>20.1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Šiauliai</text:p>
          </table:table-cell>
          <table:table-cell office:value-type="string">
            <text:p>liepos mėn.</text:p>
          </table:table-cell>
          <table:table-cell office:value-type="string">
            <text:p>20.8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Utena</text:p>
          </table:table-cell>
          <table:table-cell office:value-type="string">
            <text:p>liepos mėn.</text:p>
          </table:table-cell>
          <table:table-cell office:value-type="string">
            <text:p>21.1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Varėna</text:p>
          </table:table-cell>
          <table:table-cell office:value-type="string">
            <text:p>liepos mėn.</text:p>
          </table:table-cell>
          <table:table-cell office:value-type="string">
            <text:p>21.0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Vilnius</text:p>
          </table:table-cell>
          <table:table-cell office:value-type="string">
            <text:p>liepos mėn.</text:p>
          </table:table-cell>
          <table:table-cell office:value-type="string">
            <text:p>20.8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Biržai</text:p>
          </table:table-cell>
          <table:table-cell office:value-type="string">
            <text:p>metinė</text:p>
          </table:table-cell>
          <table:table-cell office:value-type="string">
            <text:p>7.8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Laukuva</text:p>
          </table:table-cell>
          <table:table-cell office:value-type="string">
            <text:p>metinė</text:p>
          </table:table-cell>
          <table:table-cell office:value-type="string">
            <text:p>7.5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Kaunas</text:p>
          </table:table-cell>
          <table:table-cell office:value-type="string">
            <text:p>metinė</text:p>
          </table:table-cell>
          <table:table-cell office:value-type="string">
            <text:p>8.3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Klaipėda</text:p>
          </table:table-cell>
          <table:table-cell office:value-type="string">
            <text:p>metinė</text:p>
          </table:table-cell>
          <table:table-cell office:value-type="string">
            <text:p>9.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Šiauliai</text:p>
          </table:table-cell>
          <table:table-cell office:value-type="string">
            <text:p>metinė</text:p>
          </table:table-cell>
          <table:table-cell office:value-type="string">
            <text:p>8.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Utena</text:p>
          </table:table-cell>
          <table:table-cell office:value-type="string">
            <text:p>metinė</text:p>
          </table:table-cell>
          <table:table-cell office:value-type="string">
            <text:p>7.7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Varėna</text:p>
          </table:table-cell>
          <table:table-cell office:value-type="string">
            <text:p>metinė</text:p>
          </table:table-cell>
          <table:table-cell office:value-type="string">
            <text:p>8.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Vilnius</text:p>
          </table:table-cell>
          <table:table-cell office:value-type="string">
            <text:p>metinė</text:p>
          </table:table-cell>
          <table:table-cell office:value-type="string">
            <text:p>7.8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Biržai</text:p>
          </table:table-cell>
          <table:table-cell office:value-type="string">
            <text:p>sausio mėn.</text:p>
          </table:table-cell>
          <table:table-cell office:value-type="string">
            <text:p>-2.6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Laukuva</text:p>
          </table:table-cell>
          <table:table-cell office:value-type="string">
            <text:p>sausio mėn.</text:p>
          </table:table-cell>
          <table:table-cell office:value-type="string">
            <text:p>-2.3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Kaunas</text:p>
          </table:table-cell>
          <table:table-cell office:value-type="string">
            <text:p>sausio mėn.</text:p>
          </table:table-cell>
          <table:table-cell office:value-type="string">
            <text:p>-2.5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Klaipėda</text:p>
          </table:table-cell>
          <table:table-cell office:value-type="string">
            <text:p>sausio mėn.</text:p>
          </table:table-cell>
          <table:table-cell office:value-type="string">
            <text:p>0.4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Šiauliai</text:p>
          </table:table-cell>
          <table:table-cell office:value-type="string">
            <text:p>sausio mėn.</text:p>
          </table:table-cell>
          <table:table-cell office:value-type="string">
            <text:p>-2.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Utena</text:p>
          </table:table-cell>
          <table:table-cell office:value-type="string">
            <text:p>sausio mėn.</text:p>
          </table:table-cell>
          <table:table-cell office:value-type="string">
            <text:p>-3.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Varėna</text:p>
          </table:table-cell>
          <table:table-cell office:value-type="string">
            <text:p>sausio mėn.</text:p>
          </table:table-cell>
          <table:table-cell office:value-type="string">
            <text:p>-3.2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Vilnius</text:p>
          </table:table-cell>
          <table:table-cell office:value-type="string">
            <text:p>sausio mėn.</text:p>
          </table:table-cell>
          <table:table-cell office:value-type="string">
            <text:p>-3.4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Biržai</text:p>
          </table:table-cell>
          <table:table-cell office:value-type="string">
            <text:p>liepos mėn.</text:p>
          </table:table-cell>
          <table:table-cell office:value-type="string">
            <text:p>16.2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Laukuva</text:p>
          </table:table-cell>
          <table:table-cell office:value-type="string">
            <text:p>liepos mėn.</text:p>
          </table:table-cell>
          <table:table-cell office:value-type="string">
            <text:p>15.2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Kaunas</text:p>
          </table:table-cell>
          <table:table-cell office:value-type="string">
            <text:p>liepos mėn.</text:p>
          </table:table-cell>
          <table:table-cell office:value-type="string">
            <text:p>16.2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Klaipėda</text:p>
          </table:table-cell>
          <table:table-cell office:value-type="string">
            <text:p>liepos mėn.</text:p>
          </table:table-cell>
          <table:table-cell office:value-type="string">
            <text:p>16.2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Šiauliai</text:p>
          </table:table-cell>
          <table:table-cell office:value-type="string">
            <text:p>liepos mėn.</text:p>
          </table:table-cell>
          <table:table-cell office:value-type="string">
            <text:p>16.2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Utena</text:p>
          </table:table-cell>
          <table:table-cell office:value-type="string">
            <text:p>liepos mėn.</text:p>
          </table:table-cell>
          <table:table-cell office:value-type="string">
            <text:p>15.9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Varėna</text:p>
          </table:table-cell>
          <table:table-cell office:value-type="string">
            <text:p>liepos mėn.</text:p>
          </table:table-cell>
          <table:table-cell office:value-type="string">
            <text:p>16.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Vilnius</text:p>
          </table:table-cell>
          <table:table-cell office:value-type="string">
            <text:p>liepos mėn.</text:p>
          </table:table-cell>
          <table:table-cell office:value-type="string">
            <text:p>15.8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Biržai</text:p>
          </table:table-cell>
          <table:table-cell office:value-type="string">
            <text:p>metinė</text:p>
          </table:table-cell>
          <table:table-cell office:value-type="string">
            <text:p>7.4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Laukuva</text:p>
          </table:table-cell>
          <table:table-cell office:value-type="string">
            <text:p>metinė</text:p>
          </table:table-cell>
          <table:table-cell office:value-type="string">
            <text:p>7.0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Kaunas</text:p>
          </table:table-cell>
          <table:table-cell office:value-type="string">
            <text:p>metinė</text:p>
          </table:table-cell>
          <table:table-cell office:value-type="string">
            <text:p>7.8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Klaipėda</text:p>
          </table:table-cell>
          <table:table-cell office:value-type="string">
            <text:p>metinė</text:p>
          </table:table-cell>
          <table:table-cell office:value-type="string">
            <text:p>8.4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Šiauliai</text:p>
          </table:table-cell>
          <table:table-cell office:value-type="string">
            <text:p>metinė</text:p>
          </table:table-cell>
          <table:table-cell office:value-type="string">
            <text:p>7.6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Utena</text:p>
          </table:table-cell>
          <table:table-cell office:value-type="string">
            <text:p>metinė</text:p>
          </table:table-cell>
          <table:table-cell office:value-type="string">
            <text:p>7.4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Varėna</text:p>
          </table:table-cell>
          <table:table-cell office:value-type="string">
            <text:p>metinė</text:p>
          </table:table-cell>
          <table:table-cell office:value-type="string">
            <text:p>7.6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Vilnius</text:p>
          </table:table-cell>
          <table:table-cell office:value-type="string">
            <text:p>metinė</text:p>
          </table:table-cell>
          <table:table-cell office:value-type="string">
            <text:p>7.6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Biržai</text:p>
          </table:table-cell>
          <table:table-cell office:value-type="string">
            <text:p>sausio mėn.</text:p>
          </table:table-cell>
          <table:table-cell office:value-type="string">
            <text:p>-2.8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Laukuva</text:p>
          </table:table-cell>
          <table:table-cell office:value-type="string">
            <text:p>sausio mėn.</text:p>
          </table:table-cell>
          <table:table-cell office:value-type="string">
            <text:p>-2.2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Kaunas</text:p>
          </table:table-cell>
          <table:table-cell office:value-type="string">
            <text:p>sausio mėn.</text:p>
          </table:table-cell>
          <table:table-cell office:value-type="string">
            <text:p>-2.1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Klaipėda</text:p>
          </table:table-cell>
          <table:table-cell office:value-type="string">
            <text:p>sausio mėn.</text:p>
          </table:table-cell>
          <table:table-cell office:value-type="string">
            <text:p>-0.6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Šiauliai</text:p>
          </table:table-cell>
          <table:table-cell office:value-type="string">
            <text:p>sausio mėn.</text:p>
          </table:table-cell>
          <table:table-cell office:value-type="string">
            <text:p>-2.1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Utena</text:p>
          </table:table-cell>
          <table:table-cell office:value-type="string">
            <text:p>sausio mėn.</text:p>
          </table:table-cell>
          <table:table-cell office:value-type="string">
            <text:p>-2.5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Varėna</text:p>
          </table:table-cell>
          <table:table-cell office:value-type="string">
            <text:p>sausio mėn.</text:p>
          </table:table-cell>
          <table:table-cell office:value-type="string">
            <text:p>-2.3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Vilnius</text:p>
          </table:table-cell>
          <table:table-cell office:value-type="string">
            <text:p>sausio mėn.</text:p>
          </table:table-cell>
          <table:table-cell office:value-type="string">
            <text:p>-2.8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Biržai</text:p>
          </table:table-cell>
          <table:table-cell office:value-type="string">
            <text:p>liepos mėn.</text:p>
          </table:table-cell>
          <table:table-cell office:value-type="string">
            <text:p>19.5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Laukuva</text:p>
          </table:table-cell>
          <table:table-cell office:value-type="string">
            <text:p>liepos mėn.</text:p>
          </table:table-cell>
          <table:table-cell office:value-type="string">
            <text:p>18.4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Kaunas</text:p>
          </table:table-cell>
          <table:table-cell office:value-type="string">
            <text:p>liepos mėn.</text:p>
          </table:table-cell>
          <table:table-cell office:value-type="string">
            <text:p>20.0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Klaipėda</text:p>
          </table:table-cell>
          <table:table-cell office:value-type="string">
            <text:p>liepos mėn.</text:p>
          </table:table-cell>
          <table:table-cell office:value-type="string">
            <text:p>19.4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Šiauliai</text:p>
          </table:table-cell>
          <table:table-cell office:value-type="string">
            <text:p>liepos mėn.</text:p>
          </table:table-cell>
          <table:table-cell office:value-type="string">
            <text:p>19.4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Utena</text:p>
          </table:table-cell>
          <table:table-cell office:value-type="string">
            <text:p>liepos mėn.</text:p>
          </table:table-cell>
          <table:table-cell office:value-type="string">
            <text:p>19.7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Varėna</text:p>
          </table:table-cell>
          <table:table-cell office:value-type="string">
            <text:p>liepos mėn.</text:p>
          </table:table-cell>
          <table:table-cell office:value-type="string">
            <text:p>20.1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Vilnius</text:p>
          </table:table-cell>
          <table:table-cell office:value-type="string">
            <text:p>liepos mėn.</text:p>
          </table:table-cell>
          <table:table-cell office:value-type="string">
            <text:p>20.5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Biržai</text:p>
          </table:table-cell>
          <table:table-cell office:value-type="string">
            <text:p>metinė</text:p>
          </table:table-cell>
          <table:table-cell office:value-type="string">
            <text:p>6.4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Laukuva</text:p>
          </table:table-cell>
          <table:table-cell office:value-type="string">
            <text:p>metinė</text:p>
          </table:table-cell>
          <table:table-cell office:value-type="string">
            <text:p>5.9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Kaunas</text:p>
          </table:table-cell>
          <table:table-cell office:value-type="string">
            <text:p>metinė</text:p>
          </table:table-cell>
          <table:table-cell office:value-type="string">
            <text:p>6.8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Klaipėda</text:p>
          </table:table-cell>
          <table:table-cell office:value-type="string">
            <text:p>metinė</text:p>
          </table:table-cell>
          <table:table-cell office:value-type="string">
            <text:p>7.4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Šiauliai</text:p>
          </table:table-cell>
          <table:table-cell office:value-type="string">
            <text:p>metinė</text:p>
          </table:table-cell>
          <table:table-cell office:value-type="string">
            <text:p>6.5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Utena</text:p>
          </table:table-cell>
          <table:table-cell office:value-type="string">
            <text:p>metinė</text:p>
          </table:table-cell>
          <table:table-cell office:value-type="string">
            <text:p>6.4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Varėna</text:p>
          </table:table-cell>
          <table:table-cell office:value-type="string">
            <text:p>metinė</text:p>
          </table:table-cell>
          <table:table-cell office:value-type="string">
            <text:p>6.6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Vilnius</text:p>
          </table:table-cell>
          <table:table-cell office:value-type="string">
            <text:p>metinė</text:p>
          </table:table-cell>
          <table:table-cell office:value-type="string">
            <text:p>6.4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Biržai</text:p>
          </table:table-cell>
          <table:table-cell office:value-type="string">
            <text:p>sausio mėn.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Laukuva</text:p>
          </table:table-cell>
          <table:table-cell office:value-type="string">
            <text:p>sausio mėn.</text:p>
          </table:table-cell>
          <table:table-cell office:value-type="string">
            <text:p>-0.2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Kaunas</text:p>
          </table:table-cell>
          <table:table-cell office:value-type="string">
            <text:p>sausio mėn.</text:p>
          </table:table-cell>
          <table:table-cell office:value-type="string">
            <text:p>0.1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Klaipėda</text:p>
          </table:table-cell>
          <table:table-cell office:value-type="string">
            <text:p>sausio mėn.</text:p>
          </table:table-cell>
          <table:table-cell office:value-type="string">
            <text:p>2.0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Šiauliai</text:p>
          </table:table-cell>
          <table:table-cell office:value-type="string">
            <text:p>sausio mėn.</text:p>
          </table:table-cell>
          <table:table-cell office:value-type="string">
            <text:p>0.1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Utena</text:p>
          </table:table-cell>
          <table:table-cell office:value-type="string">
            <text:p>sausio mėn.</text:p>
          </table:table-cell>
          <table:table-cell office:value-type="string">
            <text:p>-0.1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Varėna</text:p>
          </table:table-cell>
          <table:table-cell office:value-type="string">
            <text:p>sausio mėn.</text:p>
          </table:table-cell>
          <table:table-cell office:value-type="string">
            <text:p>-0.4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Vilnius</text:p>
          </table:table-cell>
          <table:table-cell office:value-type="string">
            <text:p>sausio mėn.</text:p>
          </table:table-cell>
          <table:table-cell office:value-type="string">
            <text:p>-0.7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Biržai</text:p>
          </table:table-cell>
          <table:table-cell office:value-type="string">
            <text:p>liepos mėn.</text:p>
          </table:table-cell>
          <table:table-cell office:value-type="string">
            <text:p>16.4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Laukuva</text:p>
          </table:table-cell>
          <table:table-cell office:value-type="string">
            <text:p>liepos mėn.</text:p>
          </table:table-cell>
          <table:table-cell office:value-type="string">
            <text:p>14.8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Kaunas</text:p>
          </table:table-cell>
          <table:table-cell office:value-type="string">
            <text:p>liepos mėn.</text:p>
          </table:table-cell>
          <table:table-cell office:value-type="string">
            <text:p>16.3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Klaipėda</text:p>
          </table:table-cell>
          <table:table-cell office:value-type="string">
            <text:p>liepos mėn.</text:p>
          </table:table-cell>
          <table:table-cell office:value-type="string">
            <text:p>15.9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Šiauliai</text:p>
          </table:table-cell>
          <table:table-cell office:value-type="string">
            <text:p>liepos mėn.</text:p>
          </table:table-cell>
          <table:table-cell office:value-type="string">
            <text:p>16.1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Utena</text:p>
          </table:table-cell>
          <table:table-cell office:value-type="string">
            <text:p>liepos mėn.</text:p>
          </table:table-cell>
          <table:table-cell office:value-type="string">
            <text:p>16.4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Varėna</text:p>
          </table:table-cell>
          <table:table-cell office:value-type="string">
            <text:p>liepos mėn.</text:p>
          </table:table-cell>
          <table:table-cell office:value-type="string">
            <text:p>16.6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Vilnius</text:p>
          </table:table-cell>
          <table:table-cell office:value-type="string">
            <text:p>liepos mėn.</text:p>
          </table:table-cell>
          <table:table-cell office:value-type="string">
            <text:p>16.4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Biržai</text:p>
          </table:table-cell>
          <table:table-cell office:value-type="string">
            <text:p>metinė</text:p>
          </table:table-cell>
          <table:table-cell office:value-type="string">
            <text:p>6.5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Laukuva</text:p>
          </table:table-cell>
          <table:table-cell office:value-type="string">
            <text:p>metinė</text:p>
          </table:table-cell>
          <table:table-cell office:value-type="string">
            <text:p>6.2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Kaunas</text:p>
          </table:table-cell>
          <table:table-cell office:value-type="string">
            <text:p>metinė</text:p>
          </table:table-cell>
          <table:table-cell office:value-type="string">
            <text:p>6.9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Klaipėda</text:p>
          </table:table-cell>
          <table:table-cell office:value-type="string">
            <text:p>metinė</text:p>
          </table:table-cell>
          <table:table-cell office:value-type="string">
            <text:p>7.7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Šiauliai</text:p>
          </table:table-cell>
          <table:table-cell office:value-type="string">
            <text:p>metinė</text:p>
          </table:table-cell>
          <table:table-cell office:value-type="string">
            <text:p>6.6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Utena</text:p>
          </table:table-cell>
          <table:table-cell office:value-type="string">
            <text:p>metinė</text:p>
          </table:table-cell>
          <table:table-cell office:value-type="string">
            <text:p>6.3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Varėna</text:p>
          </table:table-cell>
          <table:table-cell office:value-type="string">
            <text:p>metinė</text:p>
          </table:table-cell>
          <table:table-cell office:value-type="string">
            <text:p>6.4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Vilnius</text:p>
          </table:table-cell>
          <table:table-cell office:value-type="string">
            <text:p>metinė</text:p>
          </table:table-cell>
          <table:table-cell office:value-type="string">
            <text:p>6.3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Biržai</text:p>
          </table:table-cell>
          <table:table-cell office:value-type="string">
            <text:p>sausio mėn.</text:p>
          </table:table-cell>
          <table:table-cell office:value-type="string">
            <text:p>-3.9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Laukuva</text:p>
          </table:table-cell>
          <table:table-cell office:value-type="string">
            <text:p>sausio mėn.</text:p>
          </table:table-cell>
          <table:table-cell office:value-type="string">
            <text:p>-4.0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Kaunas</text:p>
          </table:table-cell>
          <table:table-cell office:value-type="string">
            <text:p>sausio mėn.</text:p>
          </table:table-cell>
          <table:table-cell office:value-type="string">
            <text:p>-4.4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Klaipėda</text:p>
          </table:table-cell>
          <table:table-cell office:value-type="string">
            <text:p>sausio mėn.</text:p>
          </table:table-cell>
          <table:table-cell office:value-type="string">
            <text:p>-1.1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Šiauliai</text:p>
          </table:table-cell>
          <table:table-cell office:value-type="string">
            <text:p>sausio mėn.</text:p>
          </table:table-cell>
          <table:table-cell office:value-type="string">
            <text:p>-3.2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Utena</text:p>
          </table:table-cell>
          <table:table-cell office:value-type="string">
            <text:p>sausio mėn.</text:p>
          </table:table-cell>
          <table:table-cell office:value-type="string">
            <text:p>-4.5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Varėna</text:p>
          </table:table-cell>
          <table:table-cell office:value-type="string">
            <text:p>sausio mėn.</text:p>
          </table:table-cell>
          <table:table-cell office:value-type="string">
            <text:p>-5.6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Vilnius</text:p>
          </table:table-cell>
          <table:table-cell office:value-type="string">
            <text:p>sausio mėn.</text:p>
          </table:table-cell>
          <table:table-cell office:value-type="string">
            <text:p>-5.4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Biržai</text:p>
          </table:table-cell>
          <table:table-cell office:value-type="string">
            <text:p>liepos mėn.</text:p>
          </table:table-cell>
          <table:table-cell office:value-type="string">
            <text:p>18.6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Laukuva</text:p>
          </table:table-cell>
          <table:table-cell office:value-type="string">
            <text:p>liepos mėn.</text:p>
          </table:table-cell>
          <table:table-cell office:value-type="string">
            <text:p>17.8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Kaunas</text:p>
          </table:table-cell>
          <table:table-cell office:value-type="string">
            <text:p>liepos mėn.</text:p>
          </table:table-cell>
          <table:table-cell office:value-type="string">
            <text:p>18.5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Klaipėda</text:p>
          </table:table-cell>
          <table:table-cell office:value-type="string">
            <text:p>liepos mėn.</text:p>
          </table:table-cell>
          <table:table-cell office:value-type="string">
            <text:p>18.1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Šiauliai</text:p>
          </table:table-cell>
          <table:table-cell office:value-type="string">
            <text:p>liepos mėn.</text:p>
          </table:table-cell>
          <table:table-cell office:value-type="string">
            <text:p>18.9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Utena</text:p>
          </table:table-cell>
          <table:table-cell office:value-type="string">
            <text:p>liepos mėn.</text:p>
          </table:table-cell>
          <table:table-cell office:value-type="string">
            <text:p>18.3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Varėna</text:p>
          </table:table-cell>
          <table:table-cell office:value-type="string">
            <text:p>liepos mėn.</text:p>
          </table:table-cell>
          <table:table-cell office:value-type="string">
            <text:p>17.8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Vilnius</text:p>
          </table:table-cell>
          <table:table-cell office:value-type="string">
            <text:p>liepos mėn.</text:p>
          </table:table-cell>
          <table:table-cell office:value-type="string">
            <text:p>17.9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Biržai</text:p>
          </table:table-cell>
          <table:table-cell office:value-type="string">
            <text:p>metinė</text:p>
          </table:table-cell>
          <table:table-cell office:value-type="string">
            <text:p>5.2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Laukuva</text:p>
          </table:table-cell>
          <table:table-cell office:value-type="string">
            <text:p>metinė</text:p>
          </table:table-cell>
          <table:table-cell office:value-type="string">
            <text:p>4.7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Kaunas</text:p>
          </table:table-cell>
          <table:table-cell office:value-type="string">
            <text:p>metinė</text:p>
          </table:table-cell>
          <table:table-cell office:value-type="string">
            <text:p>5.6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Klaipėda</text:p>
          </table:table-cell>
          <table:table-cell office:value-type="string">
            <text:p>metinė</text:p>
          </table:table-cell>
          <table:table-cell office:value-type="string">
            <text:p>6.3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Šiauliai</text:p>
          </table:table-cell>
          <table:table-cell office:value-type="string">
            <text:p>metinė</text:p>
          </table:table-cell>
          <table:table-cell office:value-type="string">
            <text:p>5.0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Utena</text:p>
          </table:table-cell>
          <table:table-cell office:value-type="string">
            <text:p>metinė</text:p>
          </table:table-cell>
          <table:table-cell office:value-type="string">
            <text:p>5.1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Varėna</text:p>
          </table:table-cell>
          <table:table-cell office:value-type="string">
            <text:p>metinė</text:p>
          </table:table-cell>
          <table:table-cell office:value-type="string">
            <text:p>5.4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Vilnius</text:p>
          </table:table-cell>
          <table:table-cell office:value-type="string">
            <text:p>metinė</text:p>
          </table:table-cell>
          <table:table-cell office:value-type="string">
            <text:p>5.3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Biržai</text:p>
          </table:table-cell>
          <table:table-cell office:value-type="string">
            <text:p>sausio mėn.</text:p>
          </table:table-cell>
          <table:table-cell office:value-type="string">
            <text:p>-7.7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Laukuva</text:p>
          </table:table-cell>
          <table:table-cell office:value-type="string">
            <text:p>sausio mėn.</text:p>
          </table:table-cell>
          <table:table-cell office:value-type="string">
            <text:p>-7.6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Kaunas</text:p>
          </table:table-cell>
          <table:table-cell office:value-type="string">
            <text:p>sausio mėn.</text:p>
          </table:table-cell>
          <table:table-cell office:value-type="string">
            <text:p>-7.7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Klaipėda</text:p>
          </table:table-cell>
          <table:table-cell office:value-type="string">
            <text:p>sausio mėn.</text:p>
          </table:table-cell>
          <table:table-cell office:value-type="string">
            <text:p>-5.3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Šiauliai</text:p>
          </table:table-cell>
          <table:table-cell office:value-type="string">
            <text:p>sausio mėn.</text:p>
          </table:table-cell>
          <table:table-cell office:value-type="string">
            <text:p>-7.9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Utena</text:p>
          </table:table-cell>
          <table:table-cell office:value-type="string">
            <text:p>sausio mėn.</text:p>
          </table:table-cell>
          <table:table-cell office:value-type="string">
            <text:p>-8.1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Varėna</text:p>
          </table:table-cell>
          <table:table-cell office:value-type="string">
            <text:p>sausio mėn.</text:p>
          </table:table-cell>
          <table:table-cell office:value-type="string">
            <text:p>-8.5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Vilnius</text:p>
          </table:table-cell>
          <table:table-cell office:value-type="string">
            <text:p>sausio mėn.</text:p>
          </table:table-cell>
          <table:table-cell office:value-type="string">
            <text:p>-8.8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Biržai</text:p>
          </table:table-cell>
          <table:table-cell office:value-type="string">
            <text:p>liepos mėn.</text:p>
          </table:table-cell>
          <table:table-cell office:value-type="string">
            <text:p>15.5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Laukuva</text:p>
          </table:table-cell>
          <table:table-cell office:value-type="string">
            <text:p>liepos mėn.</text:p>
          </table:table-cell>
          <table:table-cell office:value-type="string">
            <text:p>14.1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Kaunas</text:p>
          </table:table-cell>
          <table:table-cell office:value-type="string">
            <text:p>liepos mėn.</text:p>
          </table:table-cell>
          <table:table-cell office:value-type="string">
            <text:p>15.6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Klaipėda</text:p>
          </table:table-cell>
          <table:table-cell office:value-type="string">
            <text:p>liepos mėn.</text:p>
          </table:table-cell>
          <table:table-cell office:value-type="string">
            <text:p>15.3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Šiauliai</text:p>
          </table:table-cell>
          <table:table-cell office:value-type="string">
            <text:p>liepos mėn.</text:p>
          </table:table-cell>
          <table:table-cell office:value-type="string">
            <text:p>15.4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Utena</text:p>
          </table:table-cell>
          <table:table-cell office:value-type="string">
            <text:p>liepos mėn.</text:p>
          </table:table-cell>
          <table:table-cell office:value-type="string">
            <text:p>15.3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Varėna</text:p>
          </table:table-cell>
          <table:table-cell office:value-type="string">
            <text:p>liepos mėn.</text:p>
          </table:table-cell>
          <table:table-cell office:value-type="string">
            <text:p>15.6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Vilnius</text:p>
          </table:table-cell>
          <table:table-cell office:value-type="string">
            <text:p>liepos mėn.</text:p>
          </table:table-cell>
          <table:table-cell office:value-type="string">
            <text:p>15.4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Biržai</text:p>
          </table:table-cell>
          <table:table-cell office:value-type="string">
            <text:p>metinė</text:p>
          </table:table-cell>
          <table:table-cell office:value-type="string">
            <text:p>6.9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Laukuva</text:p>
          </table:table-cell>
          <table:table-cell office:value-type="string">
            <text:p>metinė</text:p>
          </table:table-cell>
          <table:table-cell office:value-type="string">
            <text:p>6.3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Kaunas</text:p>
          </table:table-cell>
          <table:table-cell office:value-type="string">
            <text:p>metinė</text:p>
          </table:table-cell>
          <table:table-cell office:value-type="string">
            <text:p>7.1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Klaipėda</text:p>
          </table:table-cell>
          <table:table-cell office:value-type="string">
            <text:p>metinė</text:p>
          </table:table-cell>
          <table:table-cell office:value-type="string">
            <text:p>7.9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Šiauliai</text:p>
          </table:table-cell>
          <table:table-cell office:value-type="string">
            <text:p>metinė</text:p>
          </table:table-cell>
          <table:table-cell office:value-type="string">
            <text:p>6.9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Utena</text:p>
          </table:table-cell>
          <table:table-cell office:value-type="string">
            <text:p>metinė</text:p>
          </table:table-cell>
          <table:table-cell office:value-type="string">
            <text:p>6.8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Varėna</text:p>
          </table:table-cell>
          <table:table-cell office:value-type="string">
            <text:p>metinė</text:p>
          </table:table-cell>
          <table:table-cell office:value-type="string">
            <text:p>6.9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Vilnius</text:p>
          </table:table-cell>
          <table:table-cell office:value-type="string">
            <text:p>metinė</text:p>
          </table:table-cell>
          <table:table-cell office:value-type="string">
            <text:p>6.7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Biržai</text:p>
          </table:table-cell>
          <table:table-cell office:value-type="string">
            <text:p>sausio mėn.</text:p>
          </table:table-cell>
          <table:table-cell office:value-type="string">
            <text:p>-3.6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Laukuva</text:p>
          </table:table-cell>
          <table:table-cell office:value-type="string">
            <text:p>sausio mėn.</text:p>
          </table:table-cell>
          <table:table-cell office:value-type="string">
            <text:p>-4.0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Kaunas</text:p>
          </table:table-cell>
          <table:table-cell office:value-type="string">
            <text:p>sausio mėn.</text:p>
          </table:table-cell>
          <table:table-cell office:value-type="string">
            <text:p>-3.7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Klaipėda</text:p>
          </table:table-cell>
          <table:table-cell office:value-type="string">
            <text:p>sausio mėn.</text:p>
          </table:table-cell>
          <table:table-cell office:value-type="string">
            <text:p>-1.5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Šiauliai</text:p>
          </table:table-cell>
          <table:table-cell office:value-type="string">
            <text:p>sausio mėn.</text:p>
          </table:table-cell>
          <table:table-cell office:value-type="string">
            <text:p>-3.6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Utena</text:p>
          </table:table-cell>
          <table:table-cell office:value-type="string">
            <text:p>sausio mėn.</text:p>
          </table:table-cell>
          <table:table-cell office:value-type="string">
            <text:p>-3.8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Varėna</text:p>
          </table:table-cell>
          <table:table-cell office:value-type="string">
            <text:p>sausio mėn.</text:p>
          </table:table-cell>
          <table:table-cell office:value-type="string">
            <text:p>-3.8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Vilnius</text:p>
          </table:table-cell>
          <table:table-cell office:value-type="string">
            <text:p>sausio mėn.</text:p>
          </table:table-cell>
          <table:table-cell office:value-type="string">
            <text:p>-4.3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Biržai</text:p>
          </table:table-cell>
          <table:table-cell office:value-type="string">
            <text:p>liepos mėn.</text:p>
          </table:table-cell>
          <table:table-cell office:value-type="string">
            <text:p>17.5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Laukuva</text:p>
          </table:table-cell>
          <table:table-cell office:value-type="string">
            <text:p>liepos mėn.</text:p>
          </table:table-cell>
          <table:table-cell office:value-type="string">
            <text:p>16.8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Kaunas</text:p>
          </table:table-cell>
          <table:table-cell office:value-type="string">
            <text:p>liepos mėn.</text:p>
          </table:table-cell>
          <table:table-cell office:value-type="string">
            <text:p>18.1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Klaipėda</text:p>
          </table:table-cell>
          <table:table-cell office:value-type="string">
            <text:p>liepos mėn.</text:p>
          </table:table-cell>
          <table:table-cell office:value-type="string">
            <text:p>17.8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Šiauliai</text:p>
          </table:table-cell>
          <table:table-cell office:value-type="string">
            <text:p>liepos mėn.</text:p>
          </table:table-cell>
          <table:table-cell office:value-type="string">
            <text:p>17.6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Utena</text:p>
          </table:table-cell>
          <table:table-cell office:value-type="string">
            <text:p>liepos mėn.</text:p>
          </table:table-cell>
          <table:table-cell office:value-type="string">
            <text:p>17.4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Varėna</text:p>
          </table:table-cell>
          <table:table-cell office:value-type="string">
            <text:p>liepos mėn.</text:p>
          </table:table-cell>
          <table:table-cell office:value-type="string">
            <text:p>17.9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Vilnius</text:p>
          </table:table-cell>
          <table:table-cell office:value-type="string">
            <text:p>liepos mėn.</text:p>
          </table:table-cell>
          <table:table-cell office:value-type="string">
            <text:p>18.1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Biržai</text:p>
          </table:table-cell>
          <table:table-cell office:value-type="string">
            <text:p>metinė</text:p>
          </table:table-cell>
          <table:table-cell office:value-type="string">
            <text:p>7.8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Laukuva</text:p>
          </table:table-cell>
          <table:table-cell office:value-type="string">
            <text:p>metinė</text:p>
          </table:table-cell>
          <table:table-cell office:value-type="string">
            <text:p>7.5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Kaunas</text:p>
          </table:table-cell>
          <table:table-cell office:value-type="string">
            <text:p>metinė</text:p>
          </table:table-cell>
          <table:table-cell office:value-type="string">
            <text:p>8.1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Klaipėda</text:p>
          </table:table-cell>
          <table:table-cell office:value-type="string">
            <text:p>metinė</text:p>
          </table:table-cell>
          <table:table-cell office:value-type="string">
            <text:p>9.0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Šiauliai</text:p>
          </table:table-cell>
          <table:table-cell office:value-type="string">
            <text:p>metinė</text:p>
          </table:table-cell>
          <table:table-cell office:value-type="string">
            <text:p>7.8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Utena</text:p>
          </table:table-cell>
          <table:table-cell office:value-type="string">
            <text:p>metinė</text:p>
          </table:table-cell>
          <table:table-cell office:value-type="string">
            <text:p>7.6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Varėna</text:p>
          </table:table-cell>
          <table:table-cell office:value-type="string">
            <text:p>metinė</text:p>
          </table:table-cell>
          <table:table-cell office:value-type="string">
            <text:p>7.9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Vilnius</text:p>
          </table:table-cell>
          <table:table-cell office:value-type="string">
            <text:p>metinė</text:p>
          </table:table-cell>
          <table:table-cell office:value-type="string">
            <text:p>7.7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Biržai</text:p>
          </table:table-cell>
          <table:table-cell office:value-type="string">
            <text:p>sausio mėn.</text:p>
          </table:table-cell>
          <table:table-cell office:value-type="string">
            <text:p>0.2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Laukuva</text:p>
          </table:table-cell>
          <table:table-cell office:value-type="string">
            <text:p>sausio mėn.</text:p>
          </table:table-cell>
          <table:table-cell office:value-type="string">
            <text:p>0.8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Kaunas</text:p>
          </table:table-cell>
          <table:table-cell office:value-type="string">
            <text:p>sausio mėn.</text:p>
          </table:table-cell>
          <table:table-cell office:value-type="string">
            <text:p>0.9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Klaipėda</text:p>
          </table:table-cell>
          <table:table-cell office:value-type="string">
            <text:p>sausio mėn.</text:p>
          </table:table-cell>
          <table:table-cell office:value-type="string">
            <text:p>2.7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Šiauliai</text:p>
          </table:table-cell>
          <table:table-cell office:value-type="string">
            <text:p>sausio mėn.</text:p>
          </table:table-cell>
          <table:table-cell office:value-type="string">
            <text:p>0.9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Utena</text:p>
          </table:table-cell>
          <table:table-cell office:value-type="string">
            <text:p>sausio mėn.</text:p>
          </table:table-cell>
          <table:table-cell office:value-type="string">
            <text:p>0.0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Varėna</text:p>
          </table:table-cell>
          <table:table-cell office:value-type="string">
            <text:p>sausio mėn.</text:p>
          </table:table-cell>
          <table:table-cell office:value-type="string">
            <text:p>0.6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Vilnius</text:p>
          </table:table-cell>
          <table:table-cell office:value-type="string">
            <text:p>sausio mėn.</text:p>
          </table:table-cell>
          <table:table-cell office:value-type="string">
            <text:p>-0.1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Biržai</text:p>
          </table:table-cell>
          <table:table-cell office:value-type="string">
            <text:p>liepos mėn.</text:p>
          </table:table-cell>
          <table:table-cell office:value-type="string">
            <text:p>15.9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Laukuva</text:p>
          </table:table-cell>
          <table:table-cell office:value-type="string">
            <text:p>liepos mėn.</text:p>
          </table:table-cell>
          <table:table-cell office:value-type="string">
            <text:p>15.2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Kaunas</text:p>
          </table:table-cell>
          <table:table-cell office:value-type="string">
            <text:p>liepos mėn.</text:p>
          </table:table-cell>
          <table:table-cell office:value-type="string">
            <text:p>16.0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Klaipėda</text:p>
          </table:table-cell>
          <table:table-cell office:value-type="string">
            <text:p>liepos mėn.</text:p>
          </table:table-cell>
          <table:table-cell office:value-type="string">
            <text:p>16.5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Šiauliai</text:p>
          </table:table-cell>
          <table:table-cell office:value-type="string">
            <text:p>liepos mėn.</text:p>
          </table:table-cell>
          <table:table-cell office:value-type="string">
            <text:p>15.9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Utena</text:p>
          </table:table-cell>
          <table:table-cell office:value-type="string">
            <text:p>liepos mėn.</text:p>
          </table:table-cell>
          <table:table-cell office:value-type="string">
            <text:p>15.5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Varėna</text:p>
          </table:table-cell>
          <table:table-cell office:value-type="string">
            <text:p>liepos mėn.</text:p>
          </table:table-cell>
          <table:table-cell office:value-type="string">
            <text:p>15.7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Vilnius</text:p>
          </table:table-cell>
          <table:table-cell office:value-type="string">
            <text:p>liepos mėn.</text:p>
          </table:table-cell>
          <table:table-cell office:value-type="string">
            <text:p>15.5</text:p>
          </table:table-cell>
        </table:table-row>
      </table:table>
      <table:table table:name="Lakštas2" table:style-name="ta1" table:print="false">
        <table:table-column table:style-name="co5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>
            <text:p>metine</text:p>
          </table:table-cell>
          <table:table-cell/>
          <table:table-cell office:value-type="string">
            <text:p>sausio</text:p>
          </table:table-cell>
          <table:table-cell/>
          <table:table-cell office:value-type="string">
            <text:p>liepos</text:p>
          </table:table-cell>
          <table:table-cell/>
          <table:table-cell office:value-type="string">
            <text:p>vid. t. </text:p>
          </table:table-cell>
          <table:table-cell office:value-type="string">
            <text:p>pokytis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1995">
            <text:p>1995</text:p>
          </table:table-cell>
          <table:table-cell office:value-type="float" office:value="1996">
            <text:p>1996</text:p>
          </table:table-cell>
          <table:table-cell office:value-type="float" office:value="1997">
            <text:p>1997</text:p>
          </table:table-cell>
          <table:table-cell office:value-type="float" office:value="1998">
            <text:p>1998</text:p>
          </table:table-cell>
          <table:table-cell office:value-type="float" office:value="1999">
            <text:p>1999</text:p>
          </table:table-cell>
          <table:table-cell office:value-type="float" office:value="2000">
            <text:p>2000</text:p>
          </table:table-cell>
          <table:table-cell office:value-type="float" office:value="2001">
            <text:p>2001</text:p>
          </table:table-cell>
          <table:table-cell/>
        </table:table-row>
        <table:table-row table:style-name="ro1">
          <table:table-cell office:value-type="string">
            <text:p>Biržai</text:p>
          </table:table-cell>
          <table:table-cell office:value-type="float" office:value="6.9">
            <text:p>6,9</text:p>
          </table:table-cell>
          <table:table-cell office:value-type="float" office:value="5.2">
            <text:p>5,2</text:p>
          </table:table-cell>
          <table:table-cell office:value-type="float" office:value="6.5">
            <text:p>6,5</text:p>
          </table:table-cell>
          <table:table-cell office:value-type="float" office:value="6.4">
            <text:p>6,4</text:p>
          </table:table-cell>
          <table:table-cell office:value-type="float" office:value="7.4">
            <text:p>7,4</text:p>
          </table:table-cell>
          <table:table-cell office:value-type="float" office:value="7.5">
            <text:p>7,5</text:p>
          </table:table-cell>
          <table:table-cell office:value-type="float" office:value="6.9">
            <text:p>6,9</text:p>
          </table:table-cell>
          <table:table-cell/>
        </table:table-row>
        <table:table-row table:style-name="ro1">
          <table:table-cell office:value-type="string">
            <text:p>Laukuva</text:p>
          </table:table-cell>
          <table:table-cell office:value-type="float" office:value="6.3">
            <text:p>6,3</text:p>
          </table:table-cell>
          <table:table-cell office:value-type="float" office:value="4.7">
            <text:p>4,7</text:p>
          </table:table-cell>
          <table:table-cell office:value-type="float" office:value="6.2">
            <text:p>6,2</text:p>
          </table:table-cell>
          <table:table-cell office:value-type="float" office:value="5.9">
            <text:p>5,9</text:p>
          </table:table-cell>
          <table:table-cell office:value-type="float" office:value="7">
            <text:p>7</text:p>
          </table:table-cell>
          <table:table-cell office:value-type="float" office:value="8.3">
            <text:p>8,3</text:p>
          </table:table-cell>
          <table:table-cell office:value-type="float" office:value="6.5">
            <text:p>6,5</text:p>
          </table:table-cell>
          <table:table-cell/>
        </table:table-row>
        <table:table-row table:style-name="ro1">
          <table:table-cell office:value-type="string">
            <text:p>Kaunas</text:p>
          </table:table-cell>
          <table:table-cell office:value-type="float" office:value="7.1">
            <text:p>7,1</text:p>
          </table:table-cell>
          <table:table-cell office:value-type="float" office:value="5.6">
            <text:p>5,6</text:p>
          </table:table-cell>
          <table:table-cell office:value-type="float" office:value="6.9">
            <text:p>6,9</text:p>
          </table:table-cell>
          <table:table-cell office:value-type="float" office:value="6.8">
            <text:p>6,8</text:p>
          </table:table-cell>
          <table:table-cell office:value-type="float" office:value="7.8">
            <text:p>7,8</text:p>
          </table:table-cell>
          <table:table-cell office:value-type="float" office:value="9">
            <text:p>9</text:p>
          </table:table-cell>
          <table:table-cell office:value-type="float" office:value="7.3">
            <text:p>7,3</text:p>
          </table:table-cell>
          <table:table-cell/>
        </table:table-row>
        <table:table-row table:style-name="ro1">
          <table:table-cell office:value-type="string">
            <text:p>Klaipėda</text:p>
          </table:table-cell>
          <table:table-cell office:value-type="float" office:value="7.9">
            <text:p>7,9</text:p>
          </table:table-cell>
          <table:table-cell office:value-type="float" office:value="6.3">
            <text:p>6,3</text:p>
          </table:table-cell>
          <table:table-cell office:value-type="float" office:value="7.7">
            <text:p>7,7</text:p>
          </table:table-cell>
          <table:table-cell office:value-type="float" office:value="7.4">
            <text:p>7,4</text:p>
          </table:table-cell>
          <table:table-cell office:value-type="float" office:value="8.4">
            <text:p>8,4</text:p>
          </table:table-cell>
          <table:table-cell office:value-type="float" office:value="8">
            <text:p>8</text:p>
          </table:table-cell>
          <table:table-cell office:value-type="float" office:value="7.9">
            <text:p>7,9</text:p>
          </table:table-cell>
          <table:table-cell/>
        </table:table-row>
        <table:table-row table:style-name="ro1">
          <table:table-cell office:value-type="string">
            <text:p>Šiauliai</text:p>
          </table:table-cell>
          <table:table-cell office:value-type="float" office:value="6.9">
            <text:p>6,9</text:p>
          </table:table-cell>
          <table:table-cell office:value-type="float" office:value="5">
            <text:p>5</text:p>
          </table:table-cell>
          <table:table-cell office:value-type="float" office:value="6.6">
            <text:p>6,6</text:p>
          </table:table-cell>
          <table:table-cell office:value-type="float" office:value="6.5">
            <text:p>6,5</text:p>
          </table:table-cell>
          <table:table-cell office:value-type="float" office:value="7.6">
            <text:p>7,6</text:p>
          </table:table-cell>
          <table:table-cell office:value-type="float" office:value="7.7">
            <text:p>7,7</text:p>
          </table:table-cell>
          <table:table-cell office:value-type="float" office:value="7.1">
            <text:p>7,1</text:p>
          </table:table-cell>
          <table:table-cell/>
        </table:table-row>
        <table:table-row table:style-name="ro1">
          <table:table-cell office:value-type="string">
            <text:p>Utena</text:p>
          </table:table-cell>
          <table:table-cell office:value-type="float" office:value="6.8">
            <text:p>6,8</text:p>
          </table:table-cell>
          <table:table-cell office:value-type="float" office:value="5.1">
            <text:p>5,1</text:p>
          </table:table-cell>
          <table:table-cell office:value-type="float" office:value="6.3">
            <text:p>6,3</text:p>
          </table:table-cell>
          <table:table-cell office:value-type="float" office:value="6.4">
            <text:p>6,4</text:p>
          </table:table-cell>
          <table:table-cell office:value-type="float" office:value="7.4">
            <text:p>7,4</text:p>
          </table:table-cell>
          <table:table-cell office:value-type="float" office:value="8">
            <text:p>8</text:p>
          </table:table-cell>
          <table:table-cell office:value-type="float" office:value="6.8">
            <text:p>6,8</text:p>
          </table:table-cell>
          <table:table-cell/>
        </table:table-row>
        <table:table-row table:style-name="ro1">
          <table:table-cell office:value-type="string">
            <text:p>Varėna</text:p>
          </table:table-cell>
          <table:table-cell office:value-type="float" office:value="6.9">
            <text:p>6,9</text:p>
          </table:table-cell>
          <table:table-cell office:value-type="float" office:value="5.4">
            <text:p>5,4</text:p>
          </table:table-cell>
          <table:table-cell office:value-type="float" office:value="6.4">
            <text:p>6,4</text:p>
          </table:table-cell>
          <table:table-cell office:value-type="float" office:value="6.6">
            <text:p>6,6</text:p>
          </table:table-cell>
          <table:table-cell office:value-type="float" office:value="7.6">
            <text:p>7,6</text:p>
          </table:table-cell>
          <table:table-cell office:value-type="float" office:value="7.8">
            <text:p>7,8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Vilnius</text:p>
          </table:table-cell>
          <table:table-cell office:value-type="float" office:value="6.7">
            <text:p>6,7</text:p>
          </table:table-cell>
          <table:table-cell office:value-type="float" office:value="5.3">
            <text:p>5,3</text:p>
          </table:table-cell>
          <table:table-cell office:value-type="float" office:value="6.3">
            <text:p>6,3</text:p>
          </table:table-cell>
          <table:table-cell office:value-type="float" office:value="6.4">
            <text:p>6,4</text:p>
          </table:table-cell>
          <table:table-cell office:value-type="float" office:value="7.6">
            <text:p>7,6</text:p>
          </table:table-cell>
          <table:table-cell office:value-type="float" office:value="7.5">
            <text:p>7,5</text:p>
          </table:table-cell>
          <table:table-cell office:value-type="float" office:value="6.6">
            <text:p>6,6</text:p>
          </table:table-cell>
          <table:table-cell/>
        </table:table-row>
        <table:table-row table:style-name="ro1">
          <table:table-cell office:value-type="string">
            <text:p>Vidurkis</text:p>
          </table:table-cell>
          <table:table-cell table:formula="of:=AVERAGE([.B5:.B12])" office:value-type="float" office:value="6.9375">
            <text:p>6,9375</text:p>
          </table:table-cell>
          <table:table-cell table:formula="of:=AVERAGE([.C5:.C12])" office:value-type="float" office:value="5.325">
            <text:p>5,325</text:p>
          </table:table-cell>
          <table:table-cell table:formula="of:=AVERAGE([.D5:.D12])" office:value-type="float" office:value="6.6125">
            <text:p>6,6125</text:p>
          </table:table-cell>
          <table:table-cell table:formula="of:=AVERAGE([.E5:.E12])" office:value-type="float" office:value="6.55">
            <text:p>6,55</text:p>
          </table:table-cell>
          <table:table-cell table:formula="of:=AVERAGE([.F5:.F12])" office:value-type="float" office:value="7.6">
            <text:p>7,6</text:p>
          </table:table-cell>
          <table:table-cell table:formula="of:=AVERAGE([.G5:.G12])" office:value-type="float" office:value="7.975">
            <text:p>7,975</text:p>
          </table:table-cell>
          <table:table-cell table:formula="of:=AVERAGE([.H5:.H12])" office:value-type="float" office:value="7.0125">
            <text:p>7,0125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>
            <draw:frame table:end-cell-address="Lakštas2.I37" table:end-x="1.158cm" table:end-y="0.173cm" draw:z-index="0" draw:style-name="gr1" draw:text-style-name="P1" svg:width="15.999cm" svg:height="8.999cm" svg:x="0.966cm" svg:y="0.206cm">
              <draw:object draw:notify-on-update-of-ranges="Lakštas2.A4:Lakštas2.A4 Lakštas2.B4:Lakštas2.H4 Lakštas2.A5:Lakštas2.A5 Lakštas2.B5:Lakštas2.H5 Lakštas2.A6:Lakštas2.A6 Lakštas2.B6:Lakštas2.H6 Lakštas2.A7:Lakštas2.A7 Lakštas2.B7:Lakštas2.H7 Lakštas2.A8:Lakštas2.A8 Lakštas2.B8:Lakštas2.H8 Lakštas2.A9:Lakštas2.A9 Lakštas2.B9:Lakštas2.H9 Lakštas2.A10:Lakštas2.A10 Lakštas2.B10:Lakštas2.H10 Lakštas2.A11:Lakštas2.A11 Lakštas2.B11:Lakštas2.H11 Lakštas2.A12:Lakštas2.A12 Lakštas2.B12:Lakštas2.H12 Lakštas2.A13:Lakštas2.A13 Lakštas2.B13:Lakštas2.H1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lt" fo:country="L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lt" fo:country="LT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lt" number:country="LT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lt" number:country="LT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uslapis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19">2021-08-19</text:date>, <text:time>10:25:12</text:time></text:p>
        </style:region-right>
      </style:header>
      <style:header-left style:display="false"/>
      <style:footer>
        <text:p>Puslapis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dc:date>2021-08-19T10:25:12.03</dc:date>
    <meta:editing-duration>PT1H34M55S</meta:editing-duration>
    <meta:editing-cycles>2</meta:editing-cycles>
    <meta:document-statistic meta:table-count="2" meta:cell-count="268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33cm" svg:y="2.092cm" style:legend-expansion="high" chart:style-name="ch2"/>
        <chart:plot-area chart:style-name="ch3" table:cell-range-address="Lakštas2.A4:Lakštas2.H13" chart:data-source-has-labels="both" svg:x="0.77cm" svg:y="0.855cm" svg:width="11.923cm" svg:height="7.545cm">
          <chartooo:coordinate-region svg:x="1.391cm" svg:y="1.067cm" svg:width="10.93cm" svg:height="6.66cm"/>
          <chart:axis chart:dimension="x" chart:name="primary-x" chart:style-name="ch4" chartooo:axis-type="auto">
            <chart:categories table:cell-range-address="Lakštas2.B4:Lakštas2.H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akštas2.B5:Lakštas2.H5" chart:label-cell-address="Lakštas2.A5:Lakštas2.A5" chart:class="chart:scatter">
            <chart:domain table:cell-range-address="Lakštas2.B4:Lakštas2.H4"/>
            <chart:data-point chart:repeated="7"/>
          </chart:series>
          <chart:series chart:style-name="ch7" chart:values-cell-range-address="Lakštas2.B6:Lakštas2.H6" chart:label-cell-address="Lakštas2.A6:Lakštas2.A6" chart:class="chart:scatter">
            <chart:data-point chart:repeated="7"/>
          </chart:series>
          <chart:series chart:style-name="ch8" chart:values-cell-range-address="Lakštas2.B7:Lakštas2.H7" chart:label-cell-address="Lakštas2.A7:Lakštas2.A7" chart:class="chart:scatter">
            <chart:data-point chart:repeated="7"/>
          </chart:series>
          <chart:series chart:style-name="ch9" chart:values-cell-range-address="Lakštas2.B8:Lakštas2.H8" chart:label-cell-address="Lakštas2.A8:Lakštas2.A8" chart:class="chart:scatter">
            <chart:data-point chart:repeated="7"/>
          </chart:series>
          <chart:series chart:style-name="ch10" chart:values-cell-range-address="Lakštas2.B9:Lakštas2.H9" chart:label-cell-address="Lakštas2.A9:Lakštas2.A9" chart:class="chart:scatter">
            <chart:data-point chart:repeated="7"/>
          </chart:series>
          <chart:series chart:style-name="ch11" chart:values-cell-range-address="Lakštas2.B10:Lakštas2.H10" chart:label-cell-address="Lakštas2.A10:Lakštas2.A10" chart:class="chart:scatter">
            <chart:data-point chart:repeated="7"/>
          </chart:series>
          <chart:series chart:style-name="ch12" chart:values-cell-range-address="Lakštas2.B11:Lakštas2.H11" chart:label-cell-address="Lakštas2.A11:Lakštas2.A11" chart:class="chart:scatter">
            <chart:data-point chart:repeated="7"/>
          </chart:series>
          <chart:series chart:style-name="ch13" chart:values-cell-range-address="Lakštas2.B12:Lakštas2.H12" chart:label-cell-address="Lakštas2.A12:Lakštas2.A12" chart:class="chart:scatter">
            <chart:data-point chart:repeated="7"/>
          </chart:series>
          <chart:series chart:style-name="ch14" chart:values-cell-range-address="Lakštas2.B13:Lakštas2.H13" chart:label-cell-address="Lakštas2.A13:Lakštas2.A13" chart:class="chart:scatte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995">
                <text:p>2000</text:p>
                <draw:g>
                  <svg:desc>Lakštas2.B4:Lakštas2.H4</svg:desc>
                </draw:g>
              </table:table-cell>
              <table:table-cell office:value-type="float" office:value="1996">
                <text:p>2000</text:p>
              </table:table-cell>
              <table:table-cell office:value-type="float" office:value="1997">
                <text:p>2000</text:p>
              </table:table-cell>
              <table:table-cell office:value-type="float" office:value="1998">
                <text:p>2000</text:p>
              </table:table-cell>
              <table:table-cell office:value-type="float" office:value="1999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2001">
                <text:p>2000</text:p>
              </table:table-cell>
            </table:table-row>
          </table:table-header-rows>
          <table:table-rows>
            <table:table-row>
              <table:table-cell office:value-type="string">
                <text:p>Biržai</text:p>
                <draw:g>
                  <svg:desc>Lakštas2.A5:Lakštas2.A5</svg:desc>
                </draw:g>
              </table:table-cell>
              <table:table-cell office:value-type="float" office:value="6.9">
                <text:p>6.9</text:p>
                <draw:g>
                  <svg:desc>Lakštas2.B5:Lakštas2.H5</svg:desc>
                </draw:g>
              </table:table-cell>
              <table:table-cell office:value-type="float" office:value="5.2">
                <text:p>5.2</text:p>
              </table:table-cell>
              <table:table-cell office:value-type="float" office:value="6.5">
                <text:p>6.5</text:p>
              </table:table-cell>
              <table:table-cell office:value-type="float" office:value="6.4">
                <text:p>6.4</text:p>
              </table:table-cell>
              <table:table-cell office:value-type="float" office:value="7.4">
                <text:p>7.4</text:p>
              </table:table-cell>
              <table:table-cell office:value-type="float" office:value="7.5">
                <text:p>7.5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Laukuva</text:p>
                <draw:g>
                  <svg:desc>Lakštas2.A6:Lakštas2.A6</svg:desc>
                </draw:g>
              </table:table-cell>
              <table:table-cell office:value-type="float" office:value="6.3">
                <text:p>6.3</text:p>
                <draw:g>
                  <svg:desc>Lakštas2.B6:Lakštas2.H6</svg:desc>
                </draw:g>
              </table:table-cell>
              <table:table-cell office:value-type="float" office:value="4.7">
                <text:p>4.7</text:p>
              </table:table-cell>
              <table:table-cell office:value-type="float" office:value="6.2">
                <text:p>6.2</text:p>
              </table:table-cell>
              <table:table-cell office:value-type="float" office:value="5.9">
                <text:p>5.9</text:p>
              </table:table-cell>
              <table:table-cell office:value-type="float" office:value="7">
                <text:p>7</text:p>
              </table:table-cell>
              <table:table-cell office:value-type="float" office:value="8.3">
                <text:p>8.3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Kaunas</text:p>
                <draw:g>
                  <svg:desc>Lakštas2.A7:Lakštas2.A7</svg:desc>
                </draw:g>
              </table:table-cell>
              <table:table-cell office:value-type="float" office:value="7.1">
                <text:p>7.1</text:p>
                <draw:g>
                  <svg:desc>Lakštas2.B7:Lakštas2.H7</svg:desc>
                </draw:g>
              </table:table-cell>
              <table:table-cell office:value-type="float" office:value="5.6">
                <text:p>5.6</text:p>
              </table:table-cell>
              <table:table-cell office:value-type="float" office:value="6.9">
                <text:p>6.9</text:p>
              </table:table-cell>
              <table:table-cell office:value-type="float" office:value="6.8">
                <text:p>6.8</text:p>
              </table:table-cell>
              <table:table-cell office:value-type="float" office:value="7.8">
                <text:p>7.8</text:p>
              </table:table-cell>
              <table:table-cell office:value-type="float" office:value="9">
                <text:p>9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Klaipėda</text:p>
                <draw:g>
                  <svg:desc>Lakštas2.A8:Lakštas2.A8</svg:desc>
                </draw:g>
              </table:table-cell>
              <table:table-cell office:value-type="float" office:value="7.9">
                <text:p>7.9</text:p>
                <draw:g>
                  <svg:desc>Lakštas2.B8:Lakštas2.H8</svg:desc>
                </draw:g>
              </table:table-cell>
              <table:table-cell office:value-type="float" office:value="6.3">
                <text:p>6.3</text:p>
              </table:table-cell>
              <table:table-cell office:value-type="float" office:value="7.7">
                <text:p>7.7</text:p>
              </table:table-cell>
              <table:table-cell office:value-type="float" office:value="7.4">
                <text:p>7.4</text:p>
              </table:table-cell>
              <table:table-cell office:value-type="float" office:value="8.4">
                <text:p>8.4</text:p>
              </table:table-cell>
              <table:table-cell office:value-type="float" office:value="8">
                <text:p>8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Šiauliai</text:p>
                <draw:g>
                  <svg:desc>Lakštas2.A9:Lakštas2.A9</svg:desc>
                </draw:g>
              </table:table-cell>
              <table:table-cell office:value-type="float" office:value="6.9">
                <text:p>6.9</text:p>
                <draw:g>
                  <svg:desc>Lakštas2.B9:Lakštas2.H9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6.6">
                <text:p>6.6</text:p>
              </table:table-cell>
              <table:table-cell office:value-type="float" office:value="6.5">
                <text:p>6.5</text:p>
              </table:table-cell>
              <table:table-cell office:value-type="float" office:value="7.6">
                <text:p>7.6</text:p>
              </table:table-cell>
              <table:table-cell office:value-type="float" office:value="7.7">
                <text:p>7.7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Utena</text:p>
                <draw:g>
                  <svg:desc>Lakštas2.A10:Lakštas2.A10</svg:desc>
                </draw:g>
              </table:table-cell>
              <table:table-cell office:value-type="float" office:value="6.8">
                <text:p>6.8</text:p>
                <draw:g>
                  <svg:desc>Lakštas2.B10:Lakštas2.H10</svg:desc>
                </draw:g>
              </table:table-cell>
              <table:table-cell office:value-type="float" office:value="5.1">
                <text:p>5.1</text:p>
              </table:table-cell>
              <table:table-cell office:value-type="float" office:value="6.3">
                <text:p>6.3</text:p>
              </table:table-cell>
              <table:table-cell office:value-type="float" office:value="6.4">
                <text:p>6.4</text:p>
              </table:table-cell>
              <table:table-cell office:value-type="float" office:value="7.4">
                <text:p>7.4</text:p>
              </table:table-cell>
              <table:table-cell office:value-type="float" office:value="8">
                <text:p>8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Varėna</text:p>
                <draw:g>
                  <svg:desc>Lakštas2.A11:Lakštas2.A11</svg:desc>
                </draw:g>
              </table:table-cell>
              <table:table-cell office:value-type="float" office:value="6.9">
                <text:p>6.9</text:p>
                <draw:g>
                  <svg:desc>Lakštas2.B11:Lakštas2.H11</svg:desc>
                </draw:g>
              </table:table-cell>
              <table:table-cell office:value-type="float" office:value="5.4">
                <text:p>5.4</text:p>
              </table:table-cell>
              <table:table-cell office:value-type="float" office:value="6.4">
                <text:p>6.4</text:p>
              </table:table-cell>
              <table:table-cell office:value-type="float" office:value="6.6">
                <text:p>6.6</text:p>
              </table:table-cell>
              <table:table-cell office:value-type="float" office:value="7.6">
                <text:p>7.6</text:p>
              </table:table-cell>
              <table:table-cell office:value-type="float" office:value="7.8">
                <text:p>7.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Vilnius</text:p>
                <draw:g>
                  <svg:desc>Lakštas2.A12:Lakštas2.A12</svg:desc>
                </draw:g>
              </table:table-cell>
              <table:table-cell office:value-type="float" office:value="6.7">
                <text:p>6.7</text:p>
                <draw:g>
                  <svg:desc>Lakštas2.B12:Lakštas2.H12</svg:desc>
                </draw:g>
              </table:table-cell>
              <table:table-cell office:value-type="float" office:value="5.3">
                <text:p>5.3</text:p>
              </table:table-cell>
              <table:table-cell office:value-type="float" office:value="6.3">
                <text:p>6.3</text:p>
              </table:table-cell>
              <table:table-cell office:value-type="float" office:value="6.4">
                <text:p>6.4</text:p>
              </table:table-cell>
              <table:table-cell office:value-type="float" office:value="7.6">
                <text:p>7.6</text:p>
              </table:table-cell>
              <table:table-cell office:value-type="float" office:value="7.5">
                <text:p>7.5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Vidurkis</text:p>
                <draw:g>
                  <svg:desc>Lakštas2.A13:Lakštas2.A13</svg:desc>
                </draw:g>
              </table:table-cell>
              <table:table-cell office:value-type="float" office:value="6.9375">
                <text:p>6.9375</text:p>
                <draw:g>
                  <svg:desc>Lakštas2.B13:Lakštas2.H13</svg:desc>
                </draw:g>
              </table:table-cell>
              <table:table-cell office:value-type="float" office:value="5.325">
                <text:p>5.325</text:p>
              </table:table-cell>
              <table:table-cell office:value-type="float" office:value="6.6125">
                <text:p>6.6125</text:p>
              </table:table-cell>
              <table:table-cell office:value-type="float" office:value="6.55">
                <text:p>6.55</text:p>
              </table:table-cell>
              <table:table-cell office:value-type="float" office:value="7.6">
                <text:p>7.6</text:p>
              </table:table-cell>
              <table:table-cell office:value-type="float" office:value="7.975">
                <text:p>7.975</text:p>
              </table:table-cell>
              <table:table-cell office:value-type="float" office:value="7.0125">
                <text:p>7.01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